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3.81cm"/>
    </style:style>
    <style:style style:name="表格1.C" style:family="table-column">
      <style:table-column-properties style:column-width="11.007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4" style:family="table-cell">
      <style:table-cell-properties fo:padding="0.097cm" fo:border-left="0.05pt solid #000000" fo:border-right="none" fo:border-top="none" fo:border-bottom="0.05pt solid #000000"/>
    </style:style>
    <style:style style:name="表格1.C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5" style:family="table-cell">
      <style:table-cell-properties fo:padding="0.097cm" fo:border-left="0.05pt solid #000000" fo:border-right="none" fo:border-top="none" fo:border-bottom="0.05pt solid #000000"/>
    </style:style>
    <style:style style:name="表格1.C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2.196cm"/>
    </style:style>
    <style:style style:name="表格13.B" style:family="table-column">
      <style:table-column-properties style:column-width="2.91cm"/>
    </style:style>
    <style:style style:name="表格13.C" style:family="table-column">
      <style:table-column-properties style:column-width="11.906cm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5" style:family="table-cell">
      <style:table-cell-properties fo:padding="0.097cm" fo:border-left="0.05pt solid #000000" fo:border-right="none" fo:border-top="none" fo:border-bottom="0.05pt solid #000000"/>
    </style:style>
    <style:style style:name="表格1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2.196cm"/>
    </style:style>
    <style:style style:name="表格14.B" style:family="table-column">
      <style:table-column-properties style:column-width="2.91cm"/>
    </style:style>
    <style:style style:name="表格14.C" style:family="table-column">
      <style:table-column-properties style:column-width="11.906cm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3" style:family="table-cell">
      <style:table-cell-properties fo:padding="0.097cm" fo:border-left="0.05pt solid #000000" fo:border-right="none" fo:border-top="none" fo:border-bottom="0.05pt solid #000000"/>
    </style:style>
    <style:style style:name="表格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4" style:family="table-cell">
      <style:table-cell-properties fo:padding="0.097cm" fo:border-left="0.05pt solid #000000" fo:border-right="none" fo:border-top="none" fo:border-bottom="0.05pt solid #000000"/>
    </style:style>
    <style:style style:name="表格1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5" style:family="table-cell">
      <style:table-cell-properties fo:padding="0.097cm" fo:border-left="0.05pt solid #000000" fo:border-right="none" fo:border-top="none" fo:border-bottom="0.05pt solid #000000"/>
    </style:style>
    <style:style style:name="表格1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6" style:family="table-cell">
      <style:table-cell-properties fo:padding="0.097cm" fo:border-left="0.05pt solid #000000" fo:border-right="none" fo:border-top="none" fo:border-bottom="0.05pt solid #000000"/>
    </style:style>
    <style:style style:name="表格1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2.196cm"/>
    </style:style>
    <style:style style:name="表格15.B" style:family="table-column">
      <style:table-column-properties style:column-width="2.91cm"/>
    </style:style>
    <style:style style:name="表格15.C" style:family="table-column">
      <style:table-column-properties style:column-width="11.906cm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5.B2" style:family="table-cell">
      <style:table-cell-properties fo:padding="0.097cm" fo:border-left="0.05pt solid #000000" fo:border-right="none" fo:border-top="none" fo:border-bottom="0.05pt solid #000000"/>
    </style:style>
    <style:style style:name="表格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2.196cm"/>
    </style:style>
    <style:style style:name="表格16.B" style:family="table-column">
      <style:table-column-properties style:column-width="2.91cm"/>
    </style:style>
    <style:style style:name="表格16.C" style:family="table-column">
      <style:table-column-properties style:column-width="11.906cm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6.B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3" style:family="table-cell">
      <style:table-cell-properties fo:padding="0.097cm" fo:border-left="0.05pt solid #000000" fo:border-right="none" fo:border-top="none" fo:border-bottom="0.05pt solid #000000"/>
    </style:style>
    <style:style style:name="表格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4" style:family="table-cell">
      <style:table-cell-properties fo:padding="0.097cm" fo:border-left="0.05pt solid #000000" fo:border-right="none" fo:border-top="none" fo:border-bottom="0.05pt solid #000000"/>
    </style:style>
    <style:style style:name="表格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5" style:family="table-cell">
      <style:table-cell-properties fo:padding="0.097cm" fo:border-left="0.05pt solid #000000" fo:border-right="none" fo:border-top="none" fo:border-bottom="0.05pt solid #000000"/>
    </style:style>
    <style:style style:name="表格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6" style:family="table-cell">
      <style:table-cell-properties fo:padding="0.097cm" fo:border-left="0.05pt solid #000000" fo:border-right="none" fo:border-top="none" fo:border-bottom="0.05pt solid #000000"/>
    </style:style>
    <style:style style:name="表格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3.598cm"/>
    </style:style>
    <style:style style:name="表格10.C" style:family="table-column">
      <style:table-column-properties style:column-width="11.218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5" style:family="table-row">
      <style:table-row-properties style:min-row-height="0.683cm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none" fo:border-top="none" fo:border-bottom="0.05pt solid #000000"/>
    </style:style>
    <style:style style:name="表格10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8" style:family="table-cell">
      <style:table-cell-properties fo:padding="0.097cm" fo:border-left="0.05pt solid #000000" fo:border-right="none" fo:border-top="none" fo:border-bottom="0.05pt solid #000000"/>
    </style:style>
    <style:style style:name="表格10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9" style:family="table-cell">
      <style:table-cell-properties fo:padding="0.097cm" fo:border-left="0.05pt solid #000000" fo:border-right="none" fo:border-top="none" fo:border-bottom="0.05pt solid #000000"/>
    </style:style>
    <style:style style:name="表格10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1" style:family="table-row">
      <style:table-row-properties style:min-row-height="0.688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2" style:family="table-cell">
      <style:table-cell-properties fo:padding="0.097cm" fo:border-left="0.05pt solid #000000" fo:border-right="none" fo:border-top="none" fo:border-bottom="0.05pt solid #000000"/>
    </style:style>
    <style:style style:name="表格3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3.413cm"/>
    </style:style>
    <style:style style:name="表格4.C" style:family="table-column">
      <style:table-column-properties style:column-width="11.404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2.196cm"/>
    </style:style>
    <style:style style:name="表格17.B" style:family="table-column">
      <style:table-column-properties style:column-width="2.91cm"/>
    </style:style>
    <style:style style:name="表格17.C" style:family="table-column">
      <style:table-column-properties style:column-width="11.906cm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3" style:family="table-cell">
      <style:table-cell-properties fo:padding="0.097cm" fo:border-left="0.05pt solid #000000" fo:border-right="none" fo:border-top="none" fo:border-bottom="0.05pt solid #000000"/>
    </style:style>
    <style:style style:name="表格1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4" style:family="table-cell">
      <style:table-cell-properties fo:padding="0.097cm" fo:border-left="0.05pt solid #000000" fo:border-right="none" fo:border-top="none" fo:border-bottom="0.05pt solid #000000"/>
    </style:style>
    <style:style style:name="表格1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5" style:family="table-cell">
      <style:table-cell-properties fo:padding="0.097cm" fo:border-left="0.05pt solid #000000" fo:border-right="none" fo:border-top="none" fo:border-bottom="0.05pt solid #000000"/>
    </style:style>
    <style:style style:name="表格1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6" style:family="table-cell">
      <style:table-cell-properties fo:padding="0.097cm" fo:border-left="0.05pt solid #000000" fo:border-right="none" fo:border-top="none" fo:border-bottom="0.05pt solid #000000"/>
    </style:style>
    <style:style style:name="表格1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7" style:family="table-cell">
      <style:table-cell-properties fo:padding="0.097cm" fo:border-left="0.05pt solid #000000" fo:border-right="none" fo:border-top="none" fo:border-bottom="0.05pt solid #000000"/>
    </style:style>
    <style:style style:name="表格1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2.196cm"/>
    </style:style>
    <style:style style:name="表格18.B" style:family="table-column">
      <style:table-column-properties style:column-width="2.91cm"/>
    </style:style>
    <style:style style:name="表格18.C" style:family="table-column">
      <style:table-column-properties style:column-width="11.906cm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8.B2" style:family="table-cell">
      <style:table-cell-properties fo:padding="0.097cm" fo:border-left="0.05pt solid #000000" fo:border-right="none" fo:border-top="none" fo:border-bottom="0.05pt solid #000000"/>
    </style:style>
    <style:style style:name="表格1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2.196cm"/>
    </style:style>
    <style:style style:name="表格19.B" style:family="table-column">
      <style:table-column-properties style:column-width="2.91cm"/>
    </style:style>
    <style:style style:name="表格19.C" style:family="table-column">
      <style:table-column-properties style:column-width="11.906cm"/>
    </style:style>
    <style:style style:name="表格19.A1" style:family="table-cell">
      <style:table-cell-properties fo:padding="0.097cm" fo:border="0.05pt solid #000000"/>
    </style:style>
    <style:style style:name="表格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none" fo:border-top="none" fo:border-bottom="0.05pt solid #000000"/>
    </style:style>
    <style:style style:name="表格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4" style:family="table-cell">
      <style:table-cell-properties fo:padding="0.097cm" fo:border-left="0.05pt solid #000000" fo:border-right="none" fo:border-top="none" fo:border-bottom="0.05pt solid #000000"/>
    </style:style>
    <style:style style:name="表格1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5" style:family="table-cell">
      <style:table-cell-properties fo:padding="0.097cm" fo:border-left="0.05pt solid #000000" fo:border-right="none" fo:border-top="none" fo:border-bottom="0.05pt solid #000000"/>
    </style:style>
    <style:style style:name="表格1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6" style:family="table-cell">
      <style:table-cell-properties fo:padding="0.097cm" fo:border-left="0.05pt solid #000000" fo:border-right="none" fo:border-top="none" fo:border-bottom="0.05pt solid #000000"/>
    </style:style>
    <style:style style:name="表格1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2.196cm"/>
    </style:style>
    <style:style style:name="表格20.B" style:family="table-column">
      <style:table-column-properties style:column-width="2.91cm"/>
    </style:style>
    <style:style style:name="表格20.C" style:family="table-column">
      <style:table-column-properties style:column-width="11.906cm"/>
    </style:style>
    <style:style style:name="表格20.A1" style:family="table-cell">
      <style:table-cell-properties fo:padding="0.097cm" fo:border="0.05pt solid #000000"/>
    </style:style>
    <style:style style:name="表格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0.B2" style:family="table-cell">
      <style:table-cell-properties fo:padding="0.097cm" fo:border-left="0.05pt solid #000000" fo:border-right="none" fo:border-top="none" fo:border-bottom="0.05pt solid #000000"/>
    </style:style>
    <style:style style:name="表格2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3" style:family="table-cell">
      <style:table-cell-properties fo:padding="0.097cm" fo:border-left="0.05pt solid #000000" fo:border-right="none" fo:border-top="none" fo:border-bottom="0.05pt solid #000000"/>
    </style:style>
    <style:style style:name="表格2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4" style:family="table-cell">
      <style:table-cell-properties fo:padding="0.097cm" fo:border-left="0.05pt solid #000000" fo:border-right="none" fo:border-top="none" fo:border-bottom="0.05pt solid #000000"/>
    </style:style>
    <style:style style:name="表格2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5" style:family="table-cell">
      <style:table-cell-properties fo:padding="0.097cm" fo:border-left="0.05pt solid #000000" fo:border-right="none" fo:border-top="none" fo:border-bottom="0.05pt solid #000000"/>
    </style:style>
    <style:style style:name="表格2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6" style:family="table-row">
      <style:table-row-properties style:min-row-height="0.626cm"/>
    </style:style>
    <style:style style:name="表格20.B6" style:family="table-cell">
      <style:table-cell-properties fo:padding="0.097cm" fo:border-left="0.05pt solid #000000" fo:border-right="none" fo:border-top="none" fo:border-bottom="0.05pt solid #000000"/>
    </style:style>
    <style:style style:name="表格2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2.196cm"/>
    </style:style>
    <style:style style:name="表格22.B" style:family="table-column">
      <style:table-column-properties style:column-width="2.91cm"/>
    </style:style>
    <style:style style:name="表格22.C" style:family="table-column">
      <style:table-column-properties style:column-width="11.906cm"/>
    </style:style>
    <style:style style:name="表格22.A1" style:family="table-cell">
      <style:table-cell-properties fo:padding="0.097cm" fo:border="0.05pt solid #000000"/>
    </style:style>
    <style:style style:name="表格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2.B2" style:family="table-cell">
      <style:table-cell-properties fo:padding="0.097cm" fo:border-left="0.05pt solid #000000" fo:border-right="none" fo:border-top="none" fo:border-bottom="0.05pt solid #000000"/>
    </style:style>
    <style:style style:name="表格2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3" style:family="table-cell">
      <style:table-cell-properties fo:padding="0.097cm" fo:border-left="0.05pt solid #000000" fo:border-right="none" fo:border-top="none" fo:border-bottom="0.05pt solid #000000"/>
    </style:style>
    <style:style style:name="表格2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4" style:family="table-cell">
      <style:table-cell-properties fo:padding="0.097cm" fo:border-left="0.05pt solid #000000" fo:border-right="none" fo:border-top="none" fo:border-bottom="0.05pt solid #000000"/>
    </style:style>
    <style:style style:name="表格2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5" style:family="table-cell">
      <style:table-cell-properties fo:padding="0.097cm" fo:border-left="0.05pt solid #000000" fo:border-right="none" fo:border-top="none" fo:border-bottom="0.05pt solid #000000"/>
    </style:style>
    <style:style style:name="表格2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6" style:family="table-row">
      <style:table-row-properties style:min-row-height="0.626cm"/>
    </style:style>
    <style:style style:name="表格22.B6" style:family="table-cell">
      <style:table-cell-properties fo:padding="0.097cm" fo:border-left="0.05pt solid #000000" fo:border-right="none" fo:border-top="none" fo:border-bottom="0.05pt solid #000000"/>
    </style:style>
    <style:style style:name="表格2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3.995cm"/>
    </style:style>
    <style:style style:name="表格7.C" style:family="table-column">
      <style:table-column-properties style:column-width="10.821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7" style:family="table-cell">
      <style:table-cell-properties fo:padding="0.097cm" fo:border-left="0.05pt solid #000000" fo:border-right="none" fo:border-top="none" fo:border-bottom="0.05pt solid #000000"/>
    </style:style>
    <style:style style:name="表格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2.196cm"/>
    </style:style>
    <style:style style:name="表格21.B" style:family="table-column">
      <style:table-column-properties style:column-width="2.91cm"/>
    </style:style>
    <style:style style:name="表格21.C" style:family="table-column">
      <style:table-column-properties style:column-width="11.906cm"/>
    </style:style>
    <style:style style:name="表格21.A1" style:family="table-cell">
      <style:table-cell-properties fo:padding="0.097cm" fo:border="0.05pt solid #000000"/>
    </style:style>
    <style:style style:name="表格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B2" style:family="table-cell">
      <style:table-cell-properties fo:padding="0.097cm" fo:border-left="0.05pt solid #000000" fo:border-right="none" fo:border-top="none" fo:border-bottom="0.05pt solid #000000"/>
    </style:style>
    <style:style style:name="表格2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3" style:family="table-cell">
      <style:table-cell-properties fo:padding="0.097cm" fo:border-left="0.05pt solid #000000" fo:border-right="none" fo:border-top="none" fo:border-bottom="0.05pt solid #000000"/>
    </style:style>
    <style:style style:name="表格2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4" style:family="table-cell">
      <style:table-cell-properties fo:padding="0.097cm" fo:border-left="0.05pt solid #000000" fo:border-right="none" fo:border-top="none" fo:border-bottom="0.05pt solid #000000"/>
    </style:style>
    <style:style style:name="表格2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5" style:family="table-cell">
      <style:table-cell-properties fo:padding="0.097cm" fo:border-left="0.05pt solid #000000" fo:border-right="none" fo:border-top="none" fo:border-bottom="0.05pt solid #000000"/>
    </style:style>
    <style:style style:name="表格2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328d8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480a3" officeooo:paragraph-rsid="004480a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7" style:family="paragraph" style:parent-style-name="Standard">
      <style:text-properties officeooo:rsid="001d5272" officeooo:paragraph-rsid="00285b04"/>
    </style:style>
    <style:style style:name="P8" style:family="paragraph" style:parent-style-name="Standard">
      <style:text-properties officeooo:paragraph-rsid="0020593c"/>
    </style:style>
    <style:style style:name="P9" style:family="paragraph" style:parent-style-name="Standard">
      <style:text-properties officeooo:paragraph-rsid="002065b8"/>
    </style:style>
    <style:style style:name="P10" style:family="paragraph" style:parent-style-name="Standard">
      <style:text-properties officeooo:paragraph-rsid="0022bfdf"/>
    </style:style>
    <style:style style:name="P11" style:family="paragraph" style:parent-style-name="Standard">
      <style:text-properties officeooo:paragraph-rsid="00245117"/>
    </style:style>
    <style:style style:name="P12" style:family="paragraph" style:parent-style-name="Standard">
      <style:text-properties officeooo:paragraph-rsid="00285b04"/>
    </style:style>
    <style:style style:name="P13" style:family="paragraph" style:parent-style-name="Standard">
      <style:text-properties officeooo:paragraph-rsid="0029dad4"/>
    </style:style>
    <style:style style:name="P14" style:family="paragraph" style:parent-style-name="Standard">
      <style:text-properties officeooo:paragraph-rsid="002b257e"/>
    </style:style>
    <style:style style:name="P15" style:family="paragraph" style:parent-style-name="Standard">
      <style:text-properties officeooo:paragraph-rsid="00346991"/>
    </style:style>
    <style:style style:name="P16" style:family="paragraph" style:parent-style-name="Standard">
      <style:text-properties officeooo:paragraph-rsid="0034ccb6"/>
    </style:style>
    <style:style style:name="P17" style:family="paragraph" style:parent-style-name="Standard">
      <style:text-properties officeooo:paragraph-rsid="0036501f"/>
    </style:style>
    <style:style style:name="P18" style:family="paragraph" style:parent-style-name="Standard">
      <style:text-properties officeooo:paragraph-rsid="00368541"/>
    </style:style>
    <style:style style:name="P19" style:family="paragraph" style:parent-style-name="Standard">
      <style:text-properties officeooo:paragraph-rsid="0041c036"/>
    </style:style>
    <style:style style:name="P20" style:family="paragraph" style:parent-style-name="Standard">
      <style:text-properties officeooo:paragraph-rsid="004265de"/>
    </style:style>
    <style:style style:name="P21" style:family="paragraph" style:parent-style-name="Standard">
      <style:text-properties officeooo:paragraph-rsid="0044081b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07acc37"/>
    </style:style>
    <style:style style:name="P24" style:family="paragraph" style:parent-style-name="Standard">
      <style:text-properties officeooo:paragraph-rsid="0091b7bc"/>
    </style:style>
    <style:style style:name="P25" style:family="paragraph" style:parent-style-name="Standard">
      <style:text-properties officeooo:paragraph-rsid="0092306f"/>
    </style:style>
    <style:style style:name="P26" style:family="paragraph" style:parent-style-name="Standard">
      <style:text-properties officeooo:paragraph-rsid="00affa46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328d81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346991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34ccb6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36501f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041c036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04265de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paragraph-rsid="0044081b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91b7bc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paragraph-rsid="0092306f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paragraph-rsid="00affa46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328d81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paragraph-rsid="0034ccb6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036501f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41c036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paragraph-rsid="004265de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paragraph-rsid="0044081b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paragraph-rsid="0091b7bc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paragraph-rsid="0092306f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paragraph-rsid="00affa46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b15b3" officeooo:paragraph-rsid="00328d81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b15b3" officeooo:paragraph-rsid="00346991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b15b3" officeooo:paragraph-rsid="0034ccb6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1b15b3" officeooo:paragraph-rsid="0036501f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1b15b3" officeooo:paragraph-rsid="0041c036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1b15b3" officeooo:paragraph-rsid="004265de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1b15b3" officeooo:paragraph-rsid="0044081b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1b15b3" officeooo:paragraph-rsid="0091b7bc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1b15b3" officeooo:paragraph-rsid="0092306f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1b15b3" officeooo:paragraph-rsid="00affa46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1b15b3" officeooo:paragraph-rsid="00b2bd9f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1b15b3" officeooo:paragraph-rsid="00328d81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1b15b3" officeooo:paragraph-rsid="0034ccb6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1b15b3" officeooo:paragraph-rsid="0036501f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01b15b3" officeooo:paragraph-rsid="0041c036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01b15b3" officeooo:paragraph-rsid="004265de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officeooo:rsid="001b15b3" officeooo:paragraph-rsid="0044081b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01b15b3" officeooo:paragraph-rsid="0091b7bc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01b15b3" officeooo:paragraph-rsid="0092306f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rsid="001b15b3" officeooo:paragraph-rsid="00affa46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02b7f3c" officeooo:paragraph-rsid="00313b49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02b7f3c" officeooo:paragraph-rsid="00418040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02b7f3c" officeooo:paragraph-rsid="0092306f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1d5272" officeooo:paragraph-rsid="0029dad4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1d5272" officeooo:paragraph-rsid="00285b04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1d5272" officeooo:paragraph-rsid="00700340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1d5272" officeooo:paragraph-rsid="007c8aae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1d5272" officeooo:paragraph-rsid="0044081b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1d5272" officeooo:paragraph-rsid="00418040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1d5272" officeooo:paragraph-rsid="0097a574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2d6d35" officeooo:paragraph-rsid="002d6d35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2d6d35" officeooo:paragraph-rsid="003f3213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2d6d35" officeooo:paragraph-rsid="007fc959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1daa14" officeooo:paragraph-rsid="002de8e0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1daa14" officeooo:paragraph-rsid="0041c036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1daa14" officeooo:paragraph-rsid="004265de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01daa14" officeooo:paragraph-rsid="00318ff3" style:font-size-asian="10.5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01daa14" officeooo:paragraph-rsid="00313b49" style:font-size-asian="10.5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rsid="001e871f" officeooo:paragraph-rsid="00398f4f" style:font-size-asian="10.5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35482d" officeooo:paragraph-rsid="0035482d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35482d" officeooo:paragraph-rsid="0036501f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398f4f" officeooo:paragraph-rsid="00398f4f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053e083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053e083" officeooo:paragraph-rsid="0053e083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053e083" officeooo:paragraph-rsid="001b15b3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053e083" officeooo:paragraph-rsid="00460c89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053e083" officeooo:paragraph-rsid="0046f9dd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053e083" officeooo:paragraph-rsid="0048a379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officeooo:rsid="0053e083" officeooo:paragraph-rsid="004ef944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053e083" officeooo:paragraph-rsid="0050909e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053e083" officeooo:paragraph-rsid="0063c97a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53e083" officeooo:paragraph-rsid="001b15b3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53e083" officeooo:paragraph-rsid="002616df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53e083" officeooo:paragraph-rsid="002b7f3c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53e083" officeooo:paragraph-rsid="00318ff3" style:font-size-asian="10.5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53e083" officeooo:paragraph-rsid="0038bc6f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56800a" officeooo:paragraph-rsid="0056800a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officeooo:rsid="0056800a" officeooo:paragraph-rsid="005a4d95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officeooo:rsid="0056800a" officeooo:paragraph-rsid="005d4e8c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56800a" officeooo:paragraph-rsid="008077da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56800a" officeooo:paragraph-rsid="00aec9d1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56800a" officeooo:paragraph-rsid="00aede1f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officeooo:rsid="005b0438" officeooo:paragraph-rsid="005b0438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05d4e8c" officeooo:paragraph-rsid="005d4e8c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officeooo:rsid="005d4e8c" officeooo:paragraph-rsid="00600645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officeooo:rsid="005f113a" officeooo:paragraph-rsid="005f113a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officeooo:rsid="0061f0d9" officeooo:paragraph-rsid="0061f0d9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06ac2b4" officeooo:paragraph-rsid="006ac2b4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072f1db" officeooo:paragraph-rsid="0072f1db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072f1db" officeooo:paragraph-rsid="0091a399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0731e80" officeooo:paragraph-rsid="00731e80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officeooo:rsid="0074b0d4" officeooo:paragraph-rsid="0074b0d4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078db26" officeooo:paragraph-rsid="0078db26" style:font-size-asian="10.5pt" style:font-size-complex="12pt"/>
    </style:style>
    <style:style style:name="P157" style:family="paragraph" style:parent-style-name="Table_20_Contents">
      <style:paragraph-properties fo:text-align="center" style:justify-single-word="false"/>
      <style:text-properties fo:font-size="12pt" officeooo:rsid="006edad4" officeooo:paragraph-rsid="00700340" style:font-size-asian="10.5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font-size="12pt" officeooo:rsid="0020593c" officeooo:paragraph-rsid="007d7009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07dfdfa" officeooo:paragraph-rsid="007dfdfa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07fff16" officeooo:paragraph-rsid="007fff16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08194f5" officeooo:paragraph-rsid="008194f5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08194f5" officeooo:paragraph-rsid="0082f36a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083cde8" officeooo:paragraph-rsid="0083cde8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officeooo:rsid="0083ed78" officeooo:paragraph-rsid="0083ed78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officeooo:rsid="0086a1be" officeooo:paragraph-rsid="0086a1be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officeooo:rsid="008a9877" officeooo:paragraph-rsid="008a9877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officeooo:rsid="008a9877" officeooo:paragraph-rsid="008c61a4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officeooo:rsid="008c61a4" officeooo:paragraph-rsid="008c61a4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officeooo:rsid="008cfe8e" officeooo:paragraph-rsid="008cfe8e" style:font-size-asian="10.5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font-size="12pt" officeooo:rsid="0091b7bc" officeooo:paragraph-rsid="0091b7bc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0921114" officeooo:paragraph-rsid="00921114" style:font-size-asian="10.5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07caeb8" officeooo:paragraph-rsid="007d7009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093a533" officeooo:paragraph-rsid="0093a533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094ed34" officeooo:paragraph-rsid="0094ed34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officeooo:rsid="0098255e" officeooo:paragraph-rsid="0098255e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0985c6f" officeooo:paragraph-rsid="00985c6f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09949dd" officeooo:paragraph-rsid="009949dd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officeooo:rsid="009b78ff" officeooo:paragraph-rsid="009b78ff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09e32a3" officeooo:paragraph-rsid="009e32a3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09f92ad" officeooo:paragraph-rsid="009f92ad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0a09204" officeooo:paragraph-rsid="00a09204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0a1f808" officeooo:paragraph-rsid="00a1f808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0a25a88" officeooo:paragraph-rsid="00a25a88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0a25a88" officeooo:paragraph-rsid="00affa46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0a51612" officeooo:paragraph-rsid="00a51612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0a6ca4c" officeooo:paragraph-rsid="00a6ca4c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officeooo:rsid="00acd17f" officeooo:paragraph-rsid="00acd17f" style:font-size-asian="10.5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fo:font-size="12pt" officeooo:rsid="00b2bd9f" officeooo:paragraph-rsid="00b2bd9f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officeooo:rsid="00b2bd9f" officeooo:paragraph-rsid="00b2bd9f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officeooo:rsid="00a626b0" officeooo:paragraph-rsid="0020593c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officeooo:rsid="00b7613d" officeooo:paragraph-rsid="00b7613d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officeooo:rsid="00bce55b" officeooo:paragraph-rsid="00bce55b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officeooo:rsid="00c05484" officeooo:paragraph-rsid="00c05484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officeooo:paragraph-rsid="004c059c"/>
    </style:style>
    <style:style style:name="P195" style:family="paragraph" style:parent-style-name="Table_20_Contents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5a4d95" style:font-name-asian="Droid Sans" style:font-size-asian="10.5pt" style:font-weight-asian="bold" style:font-name-complex="Droid Sans" style:font-size-complex="12pt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fo:font-size="12pt" officeooo:rsid="0053e083" officeooo:paragraph-rsid="0053e083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officeooo:rsid="008e4b02" officeooo:paragraph-rsid="008e4b02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fo:font-size="12pt" officeooo:rsid="0065918c" officeooo:paragraph-rsid="0065918c" style:font-size-asian="10.5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fo:font-size="12pt" officeooo:rsid="007c8b80" officeooo:paragraph-rsid="00c341ab" style:font-size-asian="10.5pt" style:font-size-complex="12pt"/>
    </style:style>
    <style:style style:name="P203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346991" style:font-size-asian="10.5pt" style:font-size-complex="12pt"/>
    </style:style>
    <style:style style:name="P204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6b76d4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  <style:style style:name="T6" style:family="text">
      <style:text-properties officeooo:rsid="002d6d35"/>
    </style:style>
    <style:style style:name="T7" style:family="text">
      <style:text-properties fo:font-size="12pt" officeooo:rsid="0053e083" style:font-size-asian="10.5pt" style:font-size-complex="12pt"/>
    </style:style>
    <style:style style:name="T8" style:family="text">
      <style:text-properties officeooo:rsid="00328d81"/>
    </style:style>
    <style:style style:name="T9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13.5pt" fo:letter-spacing="normal" fo:font-style="normal" fo:font-weight="normal" officeooo:rsid="00346991"/>
    </style:style>
    <style:style style:name="T11" style:family="text">
      <style:text-properties fo:font-variant="normal" fo:text-transform="none" fo:color="#333333" style:font-name="arial" fo:font-size="13.5pt" fo:letter-spacing="normal" fo:font-style="normal" fo:font-weight="normal" officeooo:rsid="0034ccb6"/>
    </style:style>
    <style:style style:name="T12" style:family="text">
      <style:text-properties fo:font-variant="normal" fo:text-transform="none" fo:color="#333333" style:font-name="arial" fo:font-size="13.5pt" fo:letter-spacing="normal" fo:font-style="normal" fo:font-weight="normal" officeooo:rsid="0036501f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normal" officeooo:rsid="004265de"/>
    </style:style>
    <style:style style:name="T14" style:family="text">
      <style:text-properties fo:font-variant="normal" fo:text-transform="none" fo:color="#333333" style:font-name="arial" fo:font-size="13.5pt" fo:letter-spacing="normal" fo:font-style="normal" fo:font-weight="normal" officeooo:rsid="0044081b"/>
    </style:style>
    <style:style style:name="T15" style:family="text">
      <style:text-properties fo:font-variant="normal" fo:text-transform="none" fo:color="#333333" style:font-name="arial" fo:font-size="13.5pt" fo:letter-spacing="normal" fo:font-style="normal" fo:font-weight="normal" officeooo:rsid="00affa46"/>
    </style:style>
    <style:style style:name="T16" style:family="text">
      <style:text-properties fo:font-variant="normal" fo:text-transform="none" fo:color="#333333" style:font-name="arial" fo:font-size="13.5pt" fo:letter-spacing="normal" fo:font-style="normal" fo:font-weight="normal" officeooo:rsid="00b2bd9f"/>
    </style:style>
    <style:style style:name="T17" style:family="text">
      <style:text-properties fo:font-variant="normal" fo:text-transform="none" fo:color="#333333" style:font-name="arial" fo:letter-spacing="normal" fo:font-style="normal" fo:font-weight="normal"/>
    </style:style>
    <style:style style:name="T18" style:family="text">
      <style:text-properties fo:font-variant="normal" fo:text-transform="none" fo:color="#000000" style:font-name="Verdana" fo:font-size="12pt" fo:letter-spacing="normal" fo:font-style="normal" officeooo:rsid="0053e083" style:font-size-asian="10.5pt" style:font-size-complex="12pt"/>
    </style:style>
    <style:style style:name="T19" style:family="text">
      <style:text-properties officeooo:rsid="0036501f"/>
    </style:style>
    <style:style style:name="T20" style:family="text">
      <style:text-properties officeooo:rsid="003b35f5"/>
    </style:style>
    <style:style style:name="T21" style:family="text">
      <style:text-properties officeooo:rsid="0041a4bb"/>
    </style:style>
    <style:style style:name="T22" style:family="text">
      <style:text-properties officeooo:rsid="0041c036"/>
    </style:style>
    <style:style style:name="T23" style:family="text">
      <style:text-properties officeooo:rsid="0057559e"/>
    </style:style>
    <style:style style:name="T24" style:family="text">
      <style:text-properties officeooo:rsid="0061f0d9"/>
    </style:style>
    <style:style style:name="T25" style:family="text">
      <style:text-properties officeooo:rsid="00676a00"/>
    </style:style>
    <style:style style:name="T26" style:family="text">
      <style:text-properties officeooo:rsid="006b76d4"/>
    </style:style>
    <style:style style:name="T27" style:family="text">
      <style:text-properties officeooo:rsid="0076b0ab"/>
    </style:style>
    <style:style style:name="T28" style:family="text">
      <style:text-properties officeooo:rsid="0076d6f7"/>
    </style:style>
    <style:style style:name="T29" style:family="text">
      <style:text-properties officeooo:rsid="007c8aae"/>
    </style:style>
    <style:style style:name="T30" style:family="text">
      <style:text-properties officeooo:rsid="007dfdfa"/>
    </style:style>
    <style:style style:name="T31" style:family="text">
      <style:text-properties officeooo:rsid="007fff16"/>
    </style:style>
    <style:style style:name="T32" style:family="text">
      <style:text-properties officeooo:rsid="008077da"/>
    </style:style>
    <style:style style:name="T33" style:family="text">
      <style:text-properties officeooo:rsid="0082f36a"/>
    </style:style>
    <style:style style:name="T34" style:family="text">
      <style:text-properties officeooo:rsid="0078db26"/>
    </style:style>
    <style:style style:name="T35" style:family="text">
      <style:text-properties officeooo:rsid="0088559b"/>
    </style:style>
    <style:style style:name="T36" style:family="text">
      <style:text-properties officeooo:rsid="008cfe8e"/>
    </style:style>
    <style:style style:name="T37" style:family="text">
      <style:text-properties officeooo:rsid="0091b7bc"/>
    </style:style>
    <style:style style:name="T38" style:family="text">
      <style:text-properties officeooo:rsid="0094ed34"/>
    </style:style>
    <style:style style:name="T39" style:family="text">
      <style:text-properties officeooo:rsid="00985c6f"/>
    </style:style>
    <style:style style:name="T40" style:family="text">
      <style:text-properties officeooo:rsid="009cf35b"/>
    </style:style>
    <style:style style:name="T41" style:family="text">
      <style:text-properties officeooo:rsid="009f5cc4"/>
    </style:style>
    <style:style style:name="T42" style:family="text">
      <style:text-properties officeooo:rsid="00a1899a"/>
    </style:style>
    <style:style style:name="T43" style:family="text">
      <style:text-properties officeooo:rsid="00a223de"/>
    </style:style>
    <style:style style:name="T44" style:family="text">
      <style:text-properties officeooo:rsid="00a25a88"/>
    </style:style>
    <style:style style:name="T45" style:family="text">
      <style:text-properties officeooo:rsid="00a51612"/>
    </style:style>
    <style:style style:name="T46" style:family="text">
      <style:text-properties officeooo:rsid="00a83889"/>
    </style:style>
    <style:style style:name="T47" style:family="text">
      <style:text-properties officeooo:rsid="00aec9d1"/>
    </style:style>
    <style:style style:name="T48" style:family="text">
      <style:text-properties officeooo:rsid="00af788f"/>
    </style:style>
    <style:style style:name="T49" style:family="text">
      <style:text-properties officeooo:rsid="00afc48b"/>
    </style:style>
    <style:style style:name="T50" style:family="text">
      <style:text-properties officeooo:rsid="00b5bd86"/>
    </style:style>
    <style:style style:name="T51" style:family="text">
      <style:text-properties officeooo:rsid="00bada7a"/>
    </style:style>
    <style:style style:name="T52" style:family="text">
      <style:text-properties officeooo:rsid="00bc7742"/>
    </style:style>
    <style:style style:name="T53" style:family="text">
      <style:text-properties officeooo:rsid="00bc8103"/>
    </style:style>
    <style:style style:name="T54" style:family="text">
      <style:text-properties officeooo:rsid="00bf09e7"/>
    </style:style>
    <style:style style:name="T55" style:family="text">
      <style:text-properties officeooo:rsid="001b15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3"/>
      <text:p text:style-name="P5">一些约定：</text:p>
      <text:p text:style-name="P5">时间默认单位：ms</text:p>
      <text:p text:style-name="P5">内存默认单位：kb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135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35">关联</text:p>
          </table:table-cell>
          <table:table-cell table:style-name="表格1.B2" office:value-type="string">
            <text:p text:style-name="P127">belongs_to</text:p>
          </table:table-cell>
          <table:table-cell table:style-name="表格1.C2" office:value-type="string">
            <text:p text:style-name="P125"/>
          </table:table-cell>
        </table:table-row>
        <table:table-row>
          <table:covered-table-cell/>
          <table:table-cell table:style-name="表格1.B3" office:value-type="string">
            <text:p text:style-name="P127">has_one</text:p>
          </table:table-cell>
          <table:table-cell table:style-name="表格1.C3" office:value-type="string">
            <text:p text:style-name="P125"/>
          </table:table-cell>
        </table:table-row>
        <table:table-row>
          <table:covered-table-cell/>
          <table:table-cell table:style-name="表格1.B4" office:value-type="string">
            <text:p text:style-name="P127">has_many</text:p>
          </table:table-cell>
          <table:table-cell table:style-name="表格1.C4" office:value-type="string">
            <text:p text:style-name="P136">UserCourseShip,Course,//课程</text:p>
            <text:p text:style-name="P137">Notice,//公告</text:p>
            <text:p text:style-name="P138">Submission,//用户所有提交</text:p>
            <text:p text:style-name="P139">Entry,<text:span text:style-name="T17">Operation,BannedIP,BannedID</text:span></text:p>
          </table:table-cell>
        </table:table-row>
        <table:table-row>
          <table:table-cell table:style-name="表格1.A2" table:number-rows-spanned="11" office:value-type="string">
            <text:p text:style-name="P134">字段详细</text:p>
          </table:table-cell>
          <table:table-cell table:style-name="表格1.B13" office:value-type="string">
            <text:p text:style-name="P128">username</text:p>
          </table:table-cell>
          <table:table-cell table:style-name="表格1.C13" office:value-type="string">
            <text:p text:style-name="P129">String(30) 非空 /[0-9a-zA-Z_]{,20}/</text:p>
          </table:table-cell>
        </table:table-row>
        <table:table-row>
          <table:covered-table-cell/>
          <table:table-cell table:style-name="表格1.B13" office:value-type="string">
            <text:p text:style-name="P128">password</text:p>
          </table:table-cell>
          <table:table-cell table:style-name="表格1.C13" office:value-type="string">
            <text:p text:style-name="P130">String(<text:span text:style-name="T54">40</text:span>) 非空 /[0-9a-zA-Z_]{,3<text:span text:style-name="T54">5</text:span>}/ </text:p>
          </table:table-cell>
        </table:table-row>
        <table:table-row>
          <table:covered-table-cell/>
          <table:table-cell table:style-name="表格1.B13" office:value-type="string">
            <text:p text:style-name="P131">realname</text:p>
          </table:table-cell>
          <table:table-cell table:style-name="表格1.C13" office:value-type="string">
            <text:p text:style-name="P131">String(20) 可空 1-10</text:p>
          </table:table-cell>
        </table:table-row>
        <table:table-row>
          <table:covered-table-cell/>
          <table:table-cell table:style-name="表格1.B13" office:value-type="string">
            <text:p text:style-name="P127">email</text:p>
          </table:table-cell>
          <table:table-cell table:style-name="表格1.C13" office:value-type="string">
            <text:p text:style-name="P194"><text:span text:style-name="T7">String(110) 可空 </text:span><text:span text:style-name="Strong_20_Emphasis"><text:span text:style-name="T18">/\w+[\.\w]+@\w+\.\w+[\.\w]+/ 1-100</text:span></text:span></text:p>
          </table:table-cell>
        </table:table-row>
        <table:table-row>
          <table:covered-table-cell/>
          <table:table-cell table:style-name="表格1.B13" office:value-type="string">
            <text:p text:style-name="P127">create_<text:span text:style-name="T47">ip</text:span></text:p>
          </table:table-cell>
          <table:table-cell table:style-name="表格1.C13" office:value-type="string">
            <text:p text:style-name="P144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.B13" office:value-type="string">
            <text:p text:style-name="P132">school</text:p>
          </table:table-cell>
          <table:table-cell table:style-name="表格1.C13" office:value-type="string">
            <text:p text:style-name="P132">String 可空 <text:span text:style-name="T48">1-200</text:span></text:p>
          </table:table-cell>
        </table:table-row>
        <table:table-row>
          <table:covered-table-cell/>
          <table:table-cell table:style-name="表格1.B13" office:value-type="string">
            <text:p text:style-name="P191">current_course_id</text:p>
          </table:table-cell>
          <table:table-cell table:style-name="表格1.C13" office:value-type="string">
            <text:p text:style-name="P191">Integer 非空 默认0 当前课程ID</text:p>
          </table:table-cell>
        </table:table-row>
        <table:table-row>
          <table:covered-table-cell/>
          <table:table-cell table:style-name="表格1.B13" office:value-type="string">
            <text:p text:style-name="P126">solved_count</text:p>
          </table:table-cell>
          <table:table-cell table:style-name="表格1.C13" office:value-type="string">
            <text:p text:style-name="P126">Integer 非空 默认0 通过的题数</text:p>
          </table:table-cell>
        </table:table-row>
        <table:table-row>
          <table:covered-table-cell/>
          <table:table-cell table:style-name="表格1.B13" office:value-type="string">
            <text:p text:style-name="P126">accepted_count</text:p>
          </table:table-cell>
          <table:table-cell table:style-name="表格1.C13" office:value-type="string">
            <text:p text:style-name="P126">Integer 非空 默认0 通过的次数</text:p>
          </table:table-cell>
        </table:table-row>
        <table:table-row>
          <table:covered-table-cell/>
          <table:table-cell table:style-name="表格1.B14" office:value-type="string">
            <text:p text:style-name="P126">submission<text:span text:style-name="T51">s</text:span>_count</text:p>
          </table:table-cell>
          <table:table-cell table:style-name="表格1.C14" office:value-type="string">
            <text:p text:style-name="P126">Integer 非空 默认0 提交的次数</text:p>
          </table:table-cell>
        </table:table-row>
        <table:table-row>
          <table:covered-table-cell/>
          <table:table-cell table:style-name="表格1.B15" office:value-type="string">
            <text:p text:style-name="P133">level</text:p>
          </table:table-cell>
          <table:table-cell table:style-name="表格1.C15" office:value-type="string">
            <text:p text:style-name="P133">integer 非空 默认0 权限等级，0-普通，<text:span text:style-name="T35">1-观察者，2-超级观察者，3-</text:span>管理员,<text:span text:style-name="T35">4-</text:span>超级管理员</text:p>
          </table:table-cell>
        </table:table-row>
        <table:table-row>
          <table:table-cell table:style-name="表格1.A2" office:value-type="string">
            <text:p text:style-name="P6">补充说明</text:p>
          </table:table-cell>
          <table:table-cell table:style-name="表格1.B16" table:number-columns-spanned="2" office:value-type="string">
            <text:p text:style-name="P133">权限说明：</text:p>
            <text:p text:style-name="P167">默认加入vjudge课程和本地课程，加入其他课程需申请</text:p>
            <text:p text:style-name="P166">0-普通：未通过不能查看题目，不能查看提交，不能提交，不能查看代码</text:p>
            <text:p text:style-name="P166">1-观察者：可以查看所有课程，可以查看提交，不能提交，不能查看代码</text:p>
            <text:p text:style-name="P168">2-超级观察者：可以查看所有课程，可以查看提交，不能提交，可以查看代码</text:p>
            <text:p text:style-name="P168">3-管理员：同<text:span text:style-name="T36">2,可以创建课程，可以添加题目，可以添加超级观察者，观察者</text:span></text:p>
            <text:p text:style-name="P169">4-超级管理员：同3,可以添加管理员只能由本地ip访问</text:p>
          </table:table-cell>
          <table:covered-table-cell/>
        </table:table-row>
      </table:table>
      <text:p text:style-name="P4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table:number-columns-spanned="3" office:value-type="string">
            <text:p text:style-name="P72"><text:span text:style-name="T8">Entry</text:span>(登录情况)</text:p>
          </table:table-cell>
          <table:covered-table-cell/>
          <table:covered-table-cell/>
        </table:table-row>
        <table:table-row>
          <table:table-cell table:style-name="表格13.A2" table:number-rows-spanned="3" office:value-type="string">
            <text:p text:style-name="P72">关联</text:p>
          </table:table-cell>
          <table:table-cell table:style-name="表格13.B2" office:value-type="string">
            <text:p text:style-name="P91">belongs_to</text:p>
          </table:table-cell>
          <table:table-cell table:style-name="表格13.C2" office:value-type="string">
            <text:p text:style-name="P72">User//登录的用户</text:p>
          </table:table-cell>
        </table:table-row>
        <table:table-row>
          <table:covered-table-cell/>
          <table:table-cell table:style-name="表格13.B3" office:value-type="string">
            <text:p text:style-name="P91">has_one</text:p>
          </table:table-cell>
          <table:table-cell table:style-name="表格13.C3" office:value-type="string">
            <text:p text:style-name="P35"/>
          </table:table-cell>
        </table:table-row>
        <table:table-row>
          <table:covered-table-cell/>
          <table:table-cell table:style-name="表格13.B4" office:value-type="string">
            <text:p text:style-name="P91">has_many</text:p>
          </table:table-cell>
          <table:table-cell table:style-name="表格13.C4" office:value-type="string">
            <text:p text:style-name="P72"/>
          </table:table-cell>
        </table:table-row>
        <table:table-row>
          <table:table-cell table:style-name="表格13.A2" office:value-type="string">
            <text:p text:style-name="P53">字段详细</text:p>
          </table:table-cell>
          <table:table-cell table:style-name="表格13.B5" office:value-type="string">
            <text:p text:style-name="P140">ip</text:p>
          </table:table-cell>
          <table:table-cell table:style-name="表格13.C5" office:value-type="string">
            <text:p text:style-name="P140">String(30) 非空 /<text:span text:style-name="T23">\d+[\.\d]+</text:span>/ <text:span text:style-name="T23">7-23</text:span></text:p>
          </table:table-cell>
        </table:table-row>
      </table:table>
      <text:p text:style-name="P15"><text:soft-page-break/>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table:number-columns-spanned="3" office:value-type="string">
            <text:p text:style-name="P73"><text:span text:style-name="T10">O</text:span><text:span text:style-name="T9">peration</text:span>(敏感操作)</text:p>
          </table:table-cell>
          <table:covered-table-cell/>
          <table:covered-table-cell/>
        </table:table-row>
        <table:table-row>
          <table:table-cell table:style-name="表格14.A2" table:number-rows-spanned="3" office:value-type="string">
            <text:p text:style-name="P73">关联</text:p>
          </table:table-cell>
          <table:table-cell table:style-name="表格14.B2" office:value-type="string">
            <text:p text:style-name="P92">belongs_to</text:p>
          </table:table-cell>
          <table:table-cell table:style-name="表格14.C2" office:value-type="string">
            <text:p text:style-name="P73">User//执行操作的用户</text:p>
          </table:table-cell>
        </table:table-row>
        <table:table-row>
          <table:covered-table-cell/>
          <table:table-cell table:style-name="表格14.B3" office:value-type="string">
            <text:p text:style-name="P92">has_one</text:p>
          </table:table-cell>
          <table:table-cell table:style-name="表格14.C3" office:value-type="string">
            <text:p text:style-name="P36"/>
          </table:table-cell>
        </table:table-row>
        <table:table-row>
          <table:covered-table-cell/>
          <table:table-cell table:style-name="表格14.B4" office:value-type="string">
            <text:p text:style-name="P92">has_many</text:p>
          </table:table-cell>
          <table:table-cell table:style-name="表格14.C4" office:value-type="string">
            <text:p text:style-name="P73"/>
          </table:table-cell>
        </table:table-row>
        <table:table-row>
          <table:table-cell table:style-name="表格14.A2" table:number-rows-spanned="2" office:value-type="string">
            <text:p text:style-name="P73">字段详细</text:p>
          </table:table-cell>
          <table:table-cell table:style-name="表格14.B5" office:value-type="string">
            <text:p text:style-name="P195">ip</text:p>
          </table:table-cell>
          <table:table-cell table:style-name="表格14.C5" office:value-type="string">
            <text:p text:style-name="P141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4.B6" office:value-type="string">
            <text:h text:style-name="P203" text:outline-level="3">description</text:h>
          </table:table-cell>
          <table:table-cell table:style-name="表格14.C6" office:value-type="string">
            <text:p text:style-name="P146">String 非空</text:p>
          </table:table-cell>
        </table:table-row>
      </table:table>
      <text:p text:style-name="P16"/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table:number-columns-spanned="3" office:value-type="string">
            <text:p text:style-name="P74"><text:span text:style-name="T11">BannedIP</text:span>(封IP列表)</text:p>
          </table:table-cell>
          <table:covered-table-cell/>
          <table:covered-table-cell/>
        </table:table-row>
        <table:table-row>
          <table:table-cell table:style-name="表格15.A2" table:number-rows-spanned="3" office:value-type="string">
            <text:p text:style-name="P74">关联</text:p>
          </table:table-cell>
          <table:table-cell table:style-name="表格15.B2" office:value-type="string">
            <text:p text:style-name="P93">belongs_to</text:p>
          </table:table-cell>
          <table:table-cell table:style-name="表格15.C2" office:value-type="string">
            <text:p text:style-name="P122">User//创建的用户</text:p>
          </table:table-cell>
        </table:table-row>
        <table:table-row>
          <table:covered-table-cell/>
          <table:table-cell table:style-name="表格15.B3" office:value-type="string">
            <text:p text:style-name="P93">has_one</text:p>
          </table:table-cell>
          <table:table-cell table:style-name="表格15.C3" office:value-type="string">
            <text:p text:style-name="P37"/>
          </table:table-cell>
        </table:table-row>
        <table:table-row>
          <table:covered-table-cell/>
          <table:table-cell table:style-name="表格15.B4" office:value-type="string">
            <text:p text:style-name="P93">has_many</text:p>
          </table:table-cell>
          <table:table-cell table:style-name="表格15.C4" office:value-type="string">
            <text:p text:style-name="P74"/>
          </table:table-cell>
        </table:table-row>
        <table:table-row>
          <table:table-cell table:style-name="表格15.A2" table:number-rows-spanned="2" office:value-type="string">
            <text:p text:style-name="P54">字段详细</text:p>
          </table:table-cell>
          <table:table-cell table:style-name="表格15.B5" office:value-type="string">
            <text:p text:style-name="P147"><text:span text:style-name="T24">banned_</text:span>ip</text:p>
          </table:table-cell>
          <table:table-cell table:style-name="表格15.C5" office:value-type="string">
            <text:p text:style-name="P142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5.B6" office:value-type="string">
            <text:p text:style-name="P147">deadline</text:p>
          </table:table-cell>
          <table:table-cell table:style-name="表格15.C6" office:value-type="string">
            <text:p text:style-name="P147">Datetime 非空</text:p>
          </table:table-cell>
        </table:table-row>
      </table:table>
      <text:p text:style-name="P17"/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table:number-columns-spanned="3" office:value-type="string">
            <text:p text:style-name="P75"><text:span text:style-name="T11">Banned</text:span><text:span text:style-name="T12">ID</text:span>(封<text:span text:style-name="T19">ID</text:span>列表)</text:p>
          </table:table-cell>
          <table:covered-table-cell/>
          <table:covered-table-cell/>
        </table:table-row>
        <table:table-row>
          <table:table-cell table:style-name="表格16.A2" table:number-rows-spanned="3" office:value-type="string">
            <text:p text:style-name="P75">关联</text:p>
          </table:table-cell>
          <table:table-cell table:style-name="表格16.B2" office:value-type="string">
            <text:p text:style-name="P94">belongs_to</text:p>
          </table:table-cell>
          <table:table-cell table:style-name="表格16.C2" office:value-type="string">
            <text:p text:style-name="P123">User//创建的用户,被封的用户</text:p>
          </table:table-cell>
        </table:table-row>
        <table:table-row>
          <table:covered-table-cell/>
          <table:table-cell table:style-name="表格16.B3" office:value-type="string">
            <text:p text:style-name="P94">has_one</text:p>
          </table:table-cell>
          <table:table-cell table:style-name="表格16.C3" office:value-type="string">
            <text:p text:style-name="P38"/>
          </table:table-cell>
        </table:table-row>
        <table:table-row>
          <table:covered-table-cell/>
          <table:table-cell table:style-name="表格16.B4" office:value-type="string">
            <text:p text:style-name="P94">has_many</text:p>
          </table:table-cell>
          <table:table-cell table:style-name="表格16.C4" office:value-type="string">
            <text:p text:style-name="P75"/>
          </table:table-cell>
        </table:table-row>
        <table:table-row>
          <table:table-cell table:style-name="表格16.A2" table:number-rows-spanned="2" office:value-type="string">
            <text:p text:style-name="P55">字段详细</text:p>
          </table:table-cell>
          <table:table-cell table:style-name="表格16.B5" office:value-type="string">
            <text:p text:style-name="P149"><text:span text:style-name="T24">banned_</text:span>id</text:p>
          </table:table-cell>
          <table:table-cell table:style-name="表格16.C5" office:value-type="string">
            <text:p text:style-name="P150">integer</text:p>
          </table:table-cell>
        </table:table-row>
        <table:table-row>
          <table:covered-table-cell/>
          <table:table-cell table:style-name="表格16.B6" office:value-type="string">
            <text:p text:style-name="P149">deadline</text:p>
          </table:table-cell>
          <table:table-cell table:style-name="表格16.C6" office:value-type="string">
            <text:p text:style-name="P148">Datetime 非空</text:p>
          </table:table-cell>
        </table:table-row>
      </table:table>
      <text:p text:style-name="P17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67">User<text:span text:style-name="T1">CourseShip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67">关联</text:p>
          </table:table-cell>
          <table:table-cell table:style-name="表格10.B2" office:value-type="string">
            <text:p text:style-name="P88">belongs_to</text:p>
          </table:table-cell>
          <table:table-cell table:style-name="表格10.C2" office:value-type="string">
            <text:p text:style-name="P67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88">has_one</text:p>
          </table:table-cell>
          <table:table-cell table:style-name="表格10.C3" office:value-type="string">
            <text:p text:style-name="P32"/>
          </table:table-cell>
        </table:table-row>
        <table:table-row>
          <table:covered-table-cell/>
          <table:table-cell table:style-name="表格10.B4" office:value-type="string">
            <text:p text:style-name="P88">has_many</text:p>
          </table:table-cell>
          <table:table-cell table:style-name="表格10.C4" office:value-type="string">
            <text:p text:style-name="P119">Submission//用户在本课程除比赛外的全部提交</text:p>
          </table:table-cell>
        </table:table-row>
        <table:table-row table:style-name="表格10.5">
          <table:table-cell table:style-name="表格10.A2" table:number-rows-spanned="5" office:value-type="string">
            <text:p text:style-name="P50"/>
            <text:p text:style-name="P50">字段详细</text:p>
          </table:table-cell>
          <table:table-cell table:style-name="表格10.B8" office:value-type="string">
            <text:p text:style-name="P126">solved_count</text:p>
          </table:table-cell>
          <table:table-cell table:style-name="表格10.C8" office:value-type="string">
            <text:p text:style-name="P126">Integer 非空 默认0 本课程通过的题数</text:p>
          </table:table-cell>
        </table:table-row>
        <table:table-row table:style-name="表格10.5">
          <table:covered-table-cell/>
          <table:table-cell table:style-name="表格10.B8" office:value-type="string">
            <text:p text:style-name="P126">accepted_count</text:p>
          </table:table-cell>
          <table:table-cell table:style-name="表格10.C8" office:value-type="string">
            <text:p text:style-name="P126">Integer 非空 默认0 本课程通过的次数</text:p>
          </table:table-cell>
        </table:table-row>
        <table:table-row table:style-name="表格10.5">
          <table:covered-table-cell/>
          <table:table-cell table:style-name="表格10.B8" office:value-type="string">
            <text:p text:style-name="P126">submission<text:span text:style-name="T51">s</text:span>_count</text:p>
          </table:table-cell>
          <table:table-cell table:style-name="表格10.C8" office:value-type="string">
            <text:p text:style-name="P126">Integer 非空 默认0 本课程提交的次数</text:p>
          </table:table-cell>
        </table:table-row>
        <table:table-row table:style-name="表格10.5">
          <table:covered-table-cell/>
          <table:table-cell table:style-name="表格10.B8" office:value-type="string">
            <text:p text:style-name="P200">Status</text:p>
          </table:table-cell>
          <table:table-cell table:style-name="表格10.C8" office:value-type="string">
            <text:p text:style-name="P200"><text:span text:style-name="T53">integer</text:span> 非空 默认<text:span text:style-name="T53">1</text:span> 状态，<text:span text:style-name="T53">1</text:span>-待审批，<text:span text:style-name="T53">0-拒绝/踢出,2</text:span>-通过</text:p>
          </table:table-cell>
        </table:table-row>
        <table:table-row>
          <table:covered-table-cell/>
          <table:table-cell table:style-name="表格10.B9" office:value-type="string">
            <text:p text:style-name="P88">level</text:p>
          </table:table-cell>
          <table:table-cell table:style-name="表格10.C9" office:value-type="string">
            <text:p text:style-name="P32">Integer 非空 默认<text:span text:style-name="T25">0 课程内权限，0-普通，1-观察者，2-管理员，3-创始者</text:span></text:p>
          </table:table-cell>
        </table:table-row>
        <table:table-row>
          <table:table-cell table:style-name="表格10.A2" office:value-type="string">
            <text:p text:style-name="P22">补充说明</text:p>
          </table:table-cell>
          <table:table-cell table:style-name="表格10.B10" table:number-columns-spanned="2" office:value-type="string">
            <text:p text:style-name="P88">权限说明：</text:p>
            <text:p text:style-name="P198">0-普通：可以查看题目，比赛，可以提交，不能查看代码</text:p>
            <text:p text:style-name="P198">1-观察者：可以查看题目，比赛，可以提交，可以查看代码</text:p>
            <text:p text:style-name="P198">2-管理员：可以同意/拒绝课程申请，可以踢出人员</text:p>
            <text:p text:style-name="P198">3-创始者：可以添加管理员，观察者</text:p>
          </table:table-cell>
          <table:covered-table-cell/>
        </table:table-row>
      </table:table>
      <text:p text:style-name="P11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62"><text:span text:style-name="T1">Course</text:span>(课程)</text:p>
          </table:table-cell>
          <table:covered-table-cell/>
          <table:covered-table-cell/>
        </table:table-row>
        <text:soft-page-break/>
        <table:table-row>
          <table:table-cell table:style-name="表格2.A2" table:number-rows-spanned="3" office:value-type="string">
            <text:p text:style-name="P62">关联</text:p>
          </table:table-cell>
          <table:table-cell table:style-name="表格2.B2" office:value-type="string">
            <text:p text:style-name="P83">belongs_to</text:p>
          </table:table-cell>
          <table:table-cell table:style-name="表格2.C2" office:value-type="string">
            <text:p text:style-name="P124">User//创始人</text:p>
          </table:table-cell>
        </table:table-row>
        <table:table-row>
          <table:covered-table-cell/>
          <table:table-cell table:style-name="表格2.B3" office:value-type="string">
            <text:p text:style-name="P83">has_one</text:p>
          </table:table-cell>
          <table:table-cell table:style-name="表格2.C3" office:value-type="string">
            <text:p text:style-name="P27"/>
          </table:table-cell>
        </table:table-row>
        <table:table-row>
          <table:covered-table-cell/>
          <table:table-cell table:style-name="表格2.B4" office:value-type="string">
            <text:p text:style-name="P83">has_many</text:p>
          </table:table-cell>
          <table:table-cell table:style-name="表格2.C4" office:value-type="string">
            <text:p text:style-name="P69">User<text:span text:style-name="T1">CourseShip,</text:span>User,</text:p>
            <text:p text:style-name="P105">CourseProblemShip,Problem,</text:p>
            <text:p text:style-name="P121">Contest,</text:p>
            <text:p text:style-name="P114">Submission//课程内除比赛外的全部提交</text:p>
          </table:table-cell>
        </table:table-row>
        <table:table-row>
          <table:table-cell table:style-name="表格2.A2" table:number-rows-spanned="2" office:value-type="string">
            <text:p text:style-name="P45">字段详细</text:p>
          </table:table-cell>
          <table:table-cell table:style-name="表格2.B5" office:value-type="string">
            <text:p text:style-name="P83">name</text:p>
          </table:table-cell>
          <table:table-cell table:style-name="表格2.C5" office:value-type="string">
            <text:p text:style-name="P151">String 非空 1-200 课程名称</text:p>
          </table:table-cell>
        </table:table-row>
        <table:table-row>
          <table:covered-table-cell/>
          <table:table-cell table:style-name="表格2.B6" office:value-type="string">
            <text:h text:style-name="P204" text:outline-level="3">description</text:h>
          </table:table-cell>
          <table:table-cell table:style-name="表格2.C6" office:value-type="string">
            <text:p text:style-name="P27">Te<text:span text:style-name="T26">x</text:span>t 非空 <text:span text:style-name="T26">1-1000 默认为课程名称 课程描述</text:span></text:p>
          </table:table-cell>
        </table:table-row>
      </table:table>
      <text:p text:style-name="P7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68"><text:span text:style-name="T1">CourseProblemShip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68">关联</text:p>
          </table:table-cell>
          <table:table-cell table:style-name="表格11.B2" office:value-type="string">
            <text:p text:style-name="P89">belongs_to</text:p>
          </table:table-cell>
          <table:table-cell table:style-name="表格11.C2" office:value-type="string">
            <text:p text:style-name="P157">User,//添加的人</text:p>
            <text:p text:style-name="P108">Course,Problem</text:p>
          </table:table-cell>
        </table:table-row>
        <table:table-row>
          <table:covered-table-cell/>
          <table:table-cell table:style-name="表格11.B3" office:value-type="string">
            <text:p text:style-name="P89">has_one</text:p>
          </table:table-cell>
          <table:table-cell table:style-name="表格11.C3" office:value-type="string">
            <text:p text:style-name="P113">Statistic//这道题的统计</text:p>
          </table:table-cell>
        </table:table-row>
        <table:table-row>
          <table:covered-table-cell/>
          <table:table-cell table:style-name="表格11.B4" office:value-type="string">
            <text:p text:style-name="P89">has_many</text:p>
          </table:table-cell>
          <table:table-cell table:style-name="表格11.C4" office:value-type="string">
            <text:p text:style-name="P119">Submission//一个课程内一道题的全部提交</text:p>
          </table:table-cell>
        </table:table-row>
        <table:table-row>
          <table:table-cell table:style-name="表格11.A2" table:number-rows-spanned="2" office:value-type="string">
            <text:p text:style-name="P51">字段详细</text:p>
          </table:table-cell>
          <table:table-cell table:style-name="表格11.B5" office:value-type="string">
            <text:p text:style-name="P89"/>
          </table:table-cell>
          <table:table-cell table:style-name="表格11.C5" office:value-type="string">
            <text:p text:style-name="P33"/>
          </table:table-cell>
        </table:table-row>
        <table:table-row>
          <table:covered-table-cell/>
          <table:table-cell table:style-name="表格11.B6" office:value-type="string">
            <text:p text:style-name="P89"/>
          </table:table-cell>
          <table:table-cell table:style-name="表格11.C6" office:value-type="string">
            <text:p text:style-name="P33"/>
          </table:table-cell>
        </table:table-row>
      </table:table>
      <text:p text:style-name="P12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62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62">关联</text:p>
          </table:table-cell>
          <table:table-cell table:style-name="表格3.B2" office:value-type="string">
            <text:p text:style-name="P83">belongs_to</text:p>
          </table:table-cell>
          <table:table-cell table:style-name="表格3.C2" office:value-type="string">
            <text:p text:style-name="P172">User,//添加的人</text:p>
            <text:p text:style-name="P158">OnlineJudge,<text:span text:style-name="T14">ProblemType</text:span></text:p>
          </table:table-cell>
        </table:table-row>
        <table:table-row>
          <table:covered-table-cell/>
          <table:table-cell table:style-name="表格3.B3" office:value-type="string">
            <text:p text:style-name="P83">has_one</text:p>
          </table:table-cell>
          <table:table-cell table:style-name="表格3.C3" office:value-type="string">
            <text:p text:style-name="P27"/>
          </table:table-cell>
        </table:table-row>
        <table:table-row>
          <table:covered-table-cell/>
          <table:table-cell table:style-name="表格3.B4" office:value-type="string">
            <text:p text:style-name="P83">has_many</text:p>
          </table:table-cell>
          <table:table-cell table:style-name="表格3.C4" office:value-type="string">
            <text:p text:style-name="P106">CourseProblemShip,Course<text:span text:style-name="T20">，</text:span></text:p>
            <text:p text:style-name="P107">ContestProblemShip<text:span text:style-name="T20">，</text:span>Contest,</text:p>
            <text:p text:style-name="P120">Submission//这道题的全部提交</text:p>
          </table:table-cell>
        </table:table-row>
        <table:table-row>
          <table:table-cell table:style-name="表格3.A2" table:number-rows-spanned="8" office:value-type="string">
            <text:p text:style-name="P45">字段详细</text:p>
          </table:table-cell>
          <table:table-cell table:style-name="表格3.B12" office:value-type="string">
            <text:p text:style-name="P152">name</text:p>
          </table:table-cell>
          <table:table-cell table:style-name="表格3.C12" office:value-type="string">
            <text:p text:style-name="P152">String<text:span text:style-name="T28">(60)</text:span> 非空 1-<text:span text:style-name="T28">5</text:span>0 题目名称</text:p>
          </table:table-cell>
        </table:table-row>
        <table:table-row>
          <table:covered-table-cell/>
          <table:table-cell table:style-name="表格3.B12" office:value-type="string">
            <text:p text:style-name="P82"><text:span text:style-name="T16">e</text:span><text:span text:style-name="T15">nvironment</text:span></text:p>
          </table:table-cell>
          <table:table-cell table:style-name="表格3.C12" office:value-type="string">
            <text:p text:style-name="P189">Integer 非空 默认0 支持的运行环境，用二进制表示集合</text:p>
          </table:table-cell>
        </table:table-row>
        <table:table-row>
          <table:covered-table-cell/>
          <table:table-cell table:style-name="表格3.B12" office:value-type="string">
            <text:p text:style-name="P159">source_limit</text:p>
          </table:table-cell>
          <table:table-cell table:style-name="表格3.C12" office:value-type="string">
            <text:p text:style-name="P154">integer 非空 默认<text:span text:style-name="T30">0 </text:span>源代码大小限制</text:p>
          </table:table-cell>
        </table:table-row>
        <table:table-row>
          <table:covered-table-cell/>
          <table:table-cell table:style-name="表格3.B12" office:value-type="string">
            <text:p text:style-name="P154">time_limit</text:p>
          </table:table-cell>
          <table:table-cell table:style-name="表格3.C12" office:value-type="string">
            <text:p text:style-name="P154">Integer 非空 默认0 时间限制</text:p>
          </table:table-cell>
        </table:table-row>
        <table:table-row>
          <table:covered-table-cell/>
          <table:table-cell table:style-name="表格3.B12" office:value-type="string">
            <text:p text:style-name="P154">memory_limit</text:p>
          </table:table-cell>
          <table:table-cell table:style-name="表格3.C12" office:value-type="string">
            <text:p text:style-name="P154">Integer 非空 默认0 空间限制</text:p>
          </table:table-cell>
        </table:table-row>
        <table:table-row>
          <table:covered-table-cell/>
          <table:table-cell table:style-name="表格3.B12" office:value-type="string">
            <text:p text:style-name="P155">origin_id</text:p>
          </table:table-cell>
          <table:table-cell table:style-name="表格3.C12" office:value-type="string">
            <text:p text:style-name="P155">String<text:span text:style-name="T28">(30)</text:span> 非空 <text:span text:style-name="T28">1-20 </text:span>默认“0” 源OJ的ID<text:span text:style-name="T27">，本地题库的话ID为题目ID</text:span></text:p>
          </table:table-cell>
        </table:table-row>
        <table:table-row>
          <table:covered-table-cell/>
          <table:table-cell table:style-name="表格3.B12" office:value-type="string">
            <text:p text:style-name="P192">hide</text:p>
          </table:table-cell>
          <table:table-cell table:style-name="表格3.C12" office:value-type="string">
            <text:p text:style-name="P192">Boolean 非空 默认false 是否隐藏</text:p>
          </table:table-cell>
        </table:table-row>
        <table:table-row>
          <table:covered-table-cell/>
          <table:table-cell table:style-name="表格3.B12" office:value-type="string">
            <text:p text:style-name="P156">task</text:p>
          </table:table-cell>
          <table:table-cell table:style-name="表格3.C12" office:value-type="string">
            <text:p text:style-name="P156"><text:span text:style-name="T33">integer</text:span> 非空 默认<text:span text:style-name="T33">0</text:span> vjudge是否抓题完成,<text:span text:style-name="T33">0-未开始，1-进行，2-完成</text:span></text:p>
          </table:table-cell>
        </table:table-row>
        <table:table-row>
          <table:table-cell table:style-name="表格3.A2" office:value-type="string">
            <text:p text:style-name="P22">补充说明</text:p>
          </table:table-cell>
          <table:table-cell table:style-name="表格3.A1" table:number-columns-spanned="2" office:value-type="string">
            <text:p text:style-name="P83">题目描述放在单独的文件内</text:p>
            <text:p text:style-name="P83">翻译及提示放在单独的文件内</text:p>
            <text:p text:style-name="P83">题目隐藏后，可以看到在题目列表看到标题和通过情况，不能看到题目描述，不能提交</text:p>
            <text:p text:style-name="P83">可以看到通过情况，不能查看代码</text:p>
          </table:table-cell>
          <table:covered-table-cell/>
        </table:table-row>
      </table:table>
      <text:p text:style-name="P13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63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63">关联</text:p>
          </table:table-cell>
          <table:table-cell table:style-name="表格4.B2" office:value-type="string">
            <text:p text:style-name="P84">belongs_to</text:p>
          </table:table-cell>
          <table:table-cell table:style-name="表格4.C2" office:value-type="string">
            <text:p text:style-name="P202"><text:span text:style-name="T55">UserCourseShip</text:span>,//提交的人和对应的课程</text:p>
            <text:p text:style-name="P115">Statistic,<text:span text:style-name="T22">Language,</text:span><text:span text:style-name="T13">Status,</text:span></text:p>
            <text:p text:style-name="P82"><text:span text:style-name="T15">Environment</text:span><text:span text:style-name="T14">Type//运行环境</text:span></text:p>
          </table:table-cell>
        </table:table-row>
        <table:table-row>
          <table:covered-table-cell/>
          <table:table-cell table:style-name="表格4.B3" office:value-type="string">
            <text:p text:style-name="P84">has_one</text:p>
          </table:table-cell>
          <table:table-cell table:style-name="表格4.C3" office:value-type="string">
            <text:p text:style-name="P28"/>
          </table:table-cell>
        </table:table-row>
        <table:table-row>
          <table:covered-table-cell/>
          <table:table-cell table:style-name="表格4.B4" office:value-type="string">
            <text:p text:style-name="P84">has_many</text:p>
          </table:table-cell>
          <table:table-cell table:style-name="表格4.C4" office:value-type="string">
            <text:p text:style-name="P69"/>
          </table:table-cell>
        </table:table-row>
        <table:table-row>
          <table:table-cell table:style-name="表格4.A2" table:number-rows-spanned="7" office:value-type="string">
            <text:p text:style-name="P46">字段详细</text:p>
          </table:table-cell>
          <table:table-cell table:style-name="表格4.B9" office:value-type="string">
            <text:p text:style-name="P160">time</text:p>
          </table:table-cell>
          <table:table-cell table:style-name="表格4.C9" office:value-type="string">
            <text:p text:style-name="P160">Integer 非空 默认0 所用最长时间</text:p>
          </table:table-cell>
        </table:table-row>
        <table:table-row>
          <table:covered-table-cell/>
          <table:table-cell table:style-name="表格4.B9" office:value-type="string">
            <text:p text:style-name="P84">memory</text:p>
          </table:table-cell>
          <table:table-cell table:style-name="表格4.C9" office:value-type="string">
            <text:p text:style-name="P28">Integer 非空 默认<text:span text:style-name="T31">0 </text:span>所用最大内存</text:p>
          </table:table-cell>
        </table:table-row>
        <table:table-row>
          <table:covered-table-cell/>
          <table:table-cell table:style-name="表格4.B9" office:value-type="string">
            <text:p text:style-name="P84"><text:span text:style-name="T32">submit_</text:span>ip</text:p>
          </table:table-cell>
          <table:table-cell table:style-name="表格4.C9" office:value-type="string">
            <text:p text:style-name="P143">String(30) 非空 /<text:span text:style-name="T23">\d+[\.\d]+</text:span>/ <text:span text:style-name="T23">7-23 提交者IP地址</text:span></text:p>
          </table:table-cell>
        </table:table-row>
        <table:table-row>
          <table:covered-table-cell/>
          <table:table-cell table:style-name="表格4.B9" office:value-type="string">
            <text:p text:style-name="P84">score</text:p>
          </table:table-cell>
          <table:table-cell table:style-name="表格4.C9" office:value-type="string">
            <text:p text:style-name="P161">Integer 非空 默认0 得分，100表示满分</text:p>
          </table:table-cell>
        </table:table-row>
        <table:table-row>
          <table:covered-table-cell/>
          <table:table-cell table:style-name="表格4.B9" office:value-type="string">
            <text:p text:style-name="P163">source_length</text:p>
          </table:table-cell>
          <table:table-cell table:style-name="表格4.C9" office:value-type="string">
            <text:p text:style-name="P163">integer非空 默认0 代码长度，单位b</text:p>
          </table:table-cell>
        </table:table-row>
        <table:table-row>
          <table:covered-table-cell/>
          <table:table-cell table:style-name="表格4.B10" office:value-type="string">
            <text:p text:style-name="P164">submission_score</text:p>
          </table:table-cell>
          <table:table-cell table:style-name="表格4.C10" office:value-type="string">
            <text:p text:style-name="P164">Integer 非空 默认0 提交的得分，用于排序</text:p>
          </table:table-cell>
        </table:table-row>
        <table:table-row>
          <table:covered-table-cell/>
          <table:table-cell table:style-name="表格4.B11" office:value-type="string">
            <text:p text:style-name="P165">task</text:p>
          </table:table-cell>
          <table:table-cell table:style-name="表格4.C11" office:value-type="string">
            <text:p text:style-name="P162"><text:span text:style-name="T33">integer</text:span> 非空 默认<text:span text:style-name="T33">0</text:span> 是否已经评测<text:span text:style-name="T34">,0-未开始，1-进行，2-完成</text:span></text:p>
          </table:table-cell>
        </table:table-row>
        <table:table-row>
          <table:table-cell table:style-name="表格4.A2" office:value-type="string">
            <text:p text:style-name="P23">补充说明</text:p>
          </table:table-cell>
          <table:table-cell table:style-name="表格4.B12" table:number-columns-spanned="2" office:value-type="string">
            <text:p text:style-name="P84">源代码存放在单独的文件内</text:p>
            <text:p text:style-name="P84">编译信息存放在单独的文件内</text:p>
            <text:p text:style-name="P84">评测详情存放在单独的文件内</text:p>
          </table:table-cell>
          <table:covered-table-cell/>
        </table:table-row>
      </table:table>
      <text:p text:style-name="P18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70"><text:span text:style-name="T1">ContestProblemShip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70">关联</text:p>
          </table:table-cell>
          <table:table-cell table:style-name="表格12.B2" office:value-type="string">
            <text:p text:style-name="P90">belongs_to</text:p>
          </table:table-cell>
          <table:table-cell table:style-name="表格12.C2" office:value-type="string">
            <text:p text:style-name="P107">Contest,Problem</text:p>
          </table:table-cell>
        </table:table-row>
        <table:table-row>
          <table:covered-table-cell/>
          <table:table-cell table:style-name="表格12.B3" office:value-type="string">
            <text:p text:style-name="P90">has_one</text:p>
          </table:table-cell>
          <table:table-cell table:style-name="表格12.C3" office:value-type="string">
            <text:p text:style-name="P113">Statistic//这场比赛这道题的统计</text:p>
          </table:table-cell>
        </table:table-row>
        <table:table-row>
          <table:covered-table-cell/>
          <table:table-cell table:style-name="表格12.B4" office:value-type="string">
            <text:p text:style-name="P90">has_many</text:p>
          </table:table-cell>
          <table:table-cell table:style-name="表格12.C4" office:value-type="string">
            <text:p text:style-name="P120">Submission//这场比赛这道题的提交</text:p>
          </table:table-cell>
        </table:table-row>
        <table:table-row>
          <table:table-cell table:style-name="表格12.A2" table:number-rows-spanned="2" office:value-type="string">
            <text:p text:style-name="P52">字段详细</text:p>
          </table:table-cell>
          <table:table-cell table:style-name="表格12.B5" office:value-type="string">
            <text:p text:style-name="P90"/>
          </table:table-cell>
          <table:table-cell table:style-name="表格12.C5" office:value-type="string">
            <text:p text:style-name="P34"/>
          </table:table-cell>
        </table:table-row>
        <table:table-row>
          <table:covered-table-cell/>
          <table:table-cell table:style-name="表格12.B6" office:value-type="string">
            <text:p text:style-name="P90"/>
          </table:table-cell>
          <table:table-cell table:style-name="表格12.C6" office:value-type="string">
            <text:p text:style-name="P34"/>
          </table:table-cell>
        </table:table-row>
      </table:table>
      <text:p text:style-name="P1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64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64">关联</text:p>
          </table:table-cell>
          <table:table-cell table:style-name="表格5.B2" office:value-type="string">
            <text:p text:style-name="P85">belongs_to</text:p>
          </table:table-cell>
          <table:table-cell table:style-name="表格5.C2" office:value-type="string">
            <text:p text:style-name="P112"><text:span text:style-name="T37">ContestType,C</text:span>ourse,</text:p>
            <text:p text:style-name="P112">User//创始者</text:p>
          </table:table-cell>
        </table:table-row>
        <table:table-row>
          <table:covered-table-cell/>
          <table:table-cell table:style-name="表格5.B3" office:value-type="string">
            <text:p text:style-name="P85">has_one</text:p>
          </table:table-cell>
          <table:table-cell table:style-name="表格5.C3" office:value-type="string">
            <text:p text:style-name="P70"/>
          </table:table-cell>
        </table:table-row>
        <table:table-row>
          <table:covered-table-cell/>
          <table:table-cell table:style-name="表格5.B4" office:value-type="string">
            <text:p text:style-name="P85">has_many</text:p>
          </table:table-cell>
          <table:table-cell table:style-name="表格5.C4" office:value-type="string">
            <text:p text:style-name="P107">ContestProblemShip,Problem,</text:p>
            <text:p text:style-name="P114">Submission//这场比赛的全部提交</text:p>
          </table:table-cell>
        </table:table-row>
        <table:table-row>
          <table:table-cell table:style-name="表格5.A2" table:number-rows-spanned="5" office:value-type="string">
            <text:p text:style-name="P47">字段详细</text:p>
          </table:table-cell>
          <table:table-cell table:style-name="表格5.B8" office:value-type="string">
            <text:p text:style-name="P85">name</text:p>
          </table:table-cell>
          <table:table-cell table:style-name="表格5.C8" office:value-type="string">
            <text:p text:style-name="P153">String<text:span text:style-name="T28">(60)</text:span> 非空 1-<text:span text:style-name="T28">5</text:span>0 题目名称</text:p>
          </table:table-cell>
        </table:table-row>
        <table:table-row>
          <table:covered-table-cell/>
          <table:table-cell table:style-name="表格5.B8" office:value-type="string">
            <text:p text:style-name="P173">description</text:p>
          </table:table-cell>
          <table:table-cell table:style-name="表格5.C8" office:value-type="string">
            <text:p text:style-name="P173">Text 非空 默认为name 1-<text:span text:style-name="T41">10</text:span>00</text:p>
          </table:table-cell>
        </table:table-row>
        <table:table-row>
          <table:covered-table-cell/>
          <table:table-cell table:style-name="表格5.B8" office:value-type="string">
            <text:p text:style-name="P171">start_time</text:p>
          </table:table-cell>
          <table:table-cell table:style-name="表格5.C8" office:value-type="string">
            <text:p text:style-name="P171">Datetime 非空</text:p>
          </table:table-cell>
        </table:table-row>
        <table:table-row>
          <table:covered-table-cell/>
          <table:table-cell table:style-name="表格5.B8" office:value-type="string">
            <text:p text:style-name="P171">end_time</text:p>
          </table:table-cell>
          <table:table-cell table:style-name="表格5.C8" office:value-type="string">
            <text:p text:style-name="P171">Datetime 非空</text:p>
          </table:table-cell>
        </table:table-row>
        <table:table-row>
          <table:covered-table-cell/>
          <table:table-cell table:style-name="表格5.B9" office:value-type="string">
            <text:p text:style-name="P174">hide_problem</text:p>
          </table:table-cell>
          <table:table-cell table:style-name="表格5.C9" office:value-type="string">
            <text:p text:style-name="P29"><text:span text:style-name="T38">Boolean 非空 默认true</text:span> 是否隐藏题目</text:p>
          </table:table-cell>
        </table:table-row>
      </table:table>
      <text:p text:style-name="P8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65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65">关联</text:p>
          </table:table-cell>
          <table:table-cell table:style-name="表格6.B2" office:value-type="string">
            <text:p text:style-name="P86">belongs_to</text:p>
          </table:table-cell>
          <table:table-cell table:style-name="表格6.C2" office:value-type="string">
            <text:p text:style-name="P30"/>
          </table:table-cell>
        </table:table-row>
        <table:table-row>
          <table:covered-table-cell/>
          <table:table-cell table:style-name="表格6.B3" office:value-type="string">
            <text:p text:style-name="P86">has_one</text:p>
          </table:table-cell>
          <table:table-cell table:style-name="表格6.C3" office:value-type="string">
            <text:p text:style-name="P30"/>
          </table:table-cell>
        </table:table-row>
        <table:table-row>
          <table:covered-table-cell/>
          <table:table-cell table:style-name="表格6.B4" office:value-type="string">
            <text:p text:style-name="P86">has_many</text:p>
          </table:table-cell>
          <table:table-cell table:style-name="表格6.C4" office:value-type="string">
            <text:p text:style-name="P102">Problem,<text:span text:style-name="T1">CourseProblemShip</text:span></text:p>
          </table:table-cell>
        </table:table-row>
        <table:table-row>
          <table:table-cell table:style-name="表格6.A2" table:number-rows-spanned="5" office:value-type="string">
            <text:p text:style-name="P48">字段详细</text:p>
          </table:table-cell>
          <table:table-cell table:style-name="表格6.B8" office:value-type="string">
            <text:p text:style-name="P175">name</text:p>
          </table:table-cell>
          <table:table-cell table:style-name="表格6.C8" office:value-type="string">
            <text:p text:style-name="P175">String(<text:span text:style-name="T39">3</text:span>0) 非空 名称 1-<text:span text:style-name="T39">2</text:span>0</text:p>
          </table:table-cell>
        </table:table-row>
        <table:table-row>
          <table:covered-table-cell/>
          <table:table-cell table:style-name="表格6.B8" office:value-type="string">
            <text:p text:style-name="P178">Description</text:p>
          </table:table-cell>
          <table:table-cell table:style-name="表格6.C8" office:value-type="string">
            <text:p text:style-name="P179">Text 非空 描述 1-1000</text:p>
          </table:table-cell>
        </table:table-row>
        <table:table-row>
          <table:covered-table-cell/>
          <table:table-cell table:style-name="表格6.B8" office:value-type="string">
            <text:p text:style-name="P178">Address</text:p>
          </table:table-cell>
          <table:table-cell table:style-name="表格6.C8" office:value-type="string">
            <text:p text:style-name="P178">String(50) 非空 地址 1-40</text:p>
          </table:table-cell>
        </table:table-row>
        <table:table-row>
          <table:covered-table-cell/>
          <table:table-cell table:style-name="表格6.B8" office:value-type="string">
            <text:p text:style-name="P86">Regexp</text:p>
          </table:table-cell>
          <table:table-cell table:style-name="表格6.C8" office:value-type="string">
            <text:p text:style-name="P176">String(30) 非空 vjudge的题目编号正则表达式 1-20</text:p>
          </table:table-cell>
        </table:table-row>
        <table:table-row>
          <table:covered-table-cell/>
          <table:table-cell table:style-name="表格6.B9" office:value-type="string">
            <text:p text:style-name="P177">Hint</text:p>
          </table:table-cell>
          <table:table-cell table:style-name="表格6.C9" office:value-type="string">
            <text:p text:style-name="P177">String(30) 可空 vjudge的题目编号提示 1-20</text:p>
          </table:table-cell>
        </table:table-row>
      </table:table>
      <text:p text:style-name="P19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table:number-columns-spanned="3" office:value-type="string">
            <text:p text:style-name="P76"><text:span text:style-name="T22">Language</text:span>(语言)</text:p>
          </table:table-cell>
          <table:covered-table-cell/>
          <table:covered-table-cell/>
        </table:table-row>
        <table:table-row>
          <table:table-cell table:style-name="表格17.A2" table:number-rows-spanned="3" office:value-type="string">
            <text:p text:style-name="P76">关联</text:p>
          </table:table-cell>
          <table:table-cell table:style-name="表格17.B2" office:value-type="string">
            <text:p text:style-name="P95">belongs_to</text:p>
          </table:table-cell>
          <table:table-cell table:style-name="表格17.C2" office:value-type="string">
            <text:p text:style-name="P39"/>
          </table:table-cell>
        </table:table-row>
        <table:table-row>
          <table:covered-table-cell/>
          <table:table-cell table:style-name="表格17.B3" office:value-type="string">
            <text:p text:style-name="P95">has_one</text:p>
          </table:table-cell>
          <table:table-cell table:style-name="表格17.C3" office:value-type="string">
            <text:p text:style-name="P39"/>
          </table:table-cell>
        </table:table-row>
        <table:table-row>
          <table:covered-table-cell/>
          <table:table-cell table:style-name="表格17.B4" office:value-type="string">
            <text:p text:style-name="P95">has_many</text:p>
          </table:table-cell>
          <table:table-cell table:style-name="表格17.C4" office:value-type="string">
            <text:p text:style-name="P117">Submission//这个语言的所有提交</text:p>
          </table:table-cell>
        </table:table-row>
        <table:table-row>
          <table:table-cell table:style-name="表格17.A2" table:number-rows-spanned="3" office:value-type="string">
            <text:p text:style-name="P56">字段详细</text:p>
          </table:table-cell>
          <table:table-cell table:style-name="表格17.B6" office:value-type="string">
            <text:p text:style-name="P95">Name</text:p>
          </table:table-cell>
          <table:table-cell table:style-name="表格17.C6" office:value-type="string">
            <text:p text:style-name="P39">String<text:span text:style-name="T40">(20) 非空 名称 1-10</text:span></text:p>
          </table:table-cell>
        </table:table-row>
        <table:table-row>
          <table:covered-table-cell/>
          <table:table-cell table:style-name="表格17.B6" office:value-type="string">
            <text:p text:style-name="P180">origin_cmd</text:p>
          </table:table-cell>
          <table:table-cell table:style-name="表格17.C6" office:value-type="string">
            <text:p text:style-name="P180">String(<text:span text:style-name="T50">4</text:span>0) 非空 原编译命令 1-<text:span text:style-name="T50">3</text:span>0 只供显示</text:p>
          </table:table-cell>
        </table:table-row>
        <table:table-row>
          <table:covered-table-cell/>
          <table:table-cell table:style-name="表格17.B7" office:value-type="string">
            <text:p text:style-name="P180">extra_cmd</text:p>
          </table:table-cell>
          <table:table-cell table:style-name="表格17.C7" office:value-type="string">
            <text:p text:style-name="P180">String(<text:span text:style-name="T50">4</text:span>0) 可空 额外编译命令 1-<text:span text:style-name="T50">3</text:span>0</text:p>
          </table:table-cell>
        </table:table-row>
      </table:table>
      <text:p text:style-name="P20"/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table:number-columns-spanned="3" office:value-type="string">
            <text:p text:style-name="P77"><text:span text:style-name="T13">Status</text:span>(状态)</text:p>
          </table:table-cell>
          <table:covered-table-cell/>
          <table:covered-table-cell/>
        </table:table-row>
        <table:table-row>
          <table:table-cell table:style-name="表格18.A2" table:number-rows-spanned="3" office:value-type="string">
            <text:p text:style-name="P77">关联</text:p>
          </table:table-cell>
          <table:table-cell table:style-name="表格18.B2" office:value-type="string">
            <text:p text:style-name="P96">belongs_to</text:p>
          </table:table-cell>
          <table:table-cell table:style-name="表格18.C2" office:value-type="string">
            <text:p text:style-name="P40"/>
          </table:table-cell>
        </table:table-row>
        <table:table-row>
          <table:covered-table-cell/>
          <table:table-cell table:style-name="表格18.B3" office:value-type="string">
            <text:p text:style-name="P96">has_one</text:p>
          </table:table-cell>
          <table:table-cell table:style-name="表格18.C3" office:value-type="string">
            <text:p text:style-name="P40"/>
          </table:table-cell>
        </table:table-row>
        <table:table-row>
          <table:covered-table-cell/>
          <table:table-cell table:style-name="表格18.B4" office:value-type="string">
            <text:p text:style-name="P96">has_many</text:p>
          </table:table-cell>
          <table:table-cell table:style-name="表格18.C4" office:value-type="string">
            <text:p text:style-name="P118">Submission//这个语言的所有提交</text:p>
          </table:table-cell>
        </table:table-row>
        <table:table-row>
          <table:table-cell table:style-name="表格18.A2" table:number-rows-spanned="2" office:value-type="string">
            <text:p text:style-name="P57">字段详细</text:p>
          </table:table-cell>
          <table:table-cell table:style-name="表格18.B5" office:value-type="string">
            <text:p text:style-name="P181">Name</text:p>
          </table:table-cell>
          <table:table-cell table:style-name="表格18.C5" office:value-type="string">
            <text:p text:style-name="P181">String(30) 非空 名称 1-20</text:p>
          </table:table-cell>
        </table:table-row>
        <table:table-row>
          <table:covered-table-cell/>
          <table:table-cell table:style-name="表格18.B6" office:value-type="string">
            <text:p text:style-name="P96">style</text:p>
          </table:table-cell>
          <table:table-cell table:style-name="表格18.C6" office:value-type="string">
            <text:p text:style-name="P40">String<text:span text:style-name="T42">(30) 可空 css类型 1-20</text:span></text:p>
          </table:table-cell>
        </table:table-row>
      </table:table>
      <text:p text:style-name="P21"/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table:number-columns-spanned="3" office:value-type="string">
            <text:p text:style-name="P78"><text:span text:style-name="T14">ProblemType</text:span>(题目类型)</text:p>
          </table:table-cell>
          <table:covered-table-cell/>
          <table:covered-table-cell/>
        </table:table-row>
        <table:table-row>
          <table:table-cell table:style-name="表格19.A2" table:number-rows-spanned="3" office:value-type="string">
            <text:p text:style-name="P78">关联</text:p>
          </table:table-cell>
          <table:table-cell table:style-name="表格19.B2" office:value-type="string">
            <text:p text:style-name="P97">belongs_to</text:p>
          </table:table-cell>
          <table:table-cell table:style-name="表格19.C2" office:value-type="string">
            <text:p text:style-name="P41"/>
          </table:table-cell>
        </table:table-row>
        <table:table-row>
          <table:covered-table-cell/>
          <table:table-cell table:style-name="表格19.B3" office:value-type="string">
            <text:p text:style-name="P97">has_one</text:p>
          </table:table-cell>
          <table:table-cell table:style-name="表格19.C3" office:value-type="string">
            <text:p text:style-name="P41"/>
          </table:table-cell>
        </table:table-row>
        <table:table-row>
          <table:covered-table-cell/>
          <table:table-cell table:style-name="表格19.B4" office:value-type="string">
            <text:p text:style-name="P97">has_many</text:p>
          </table:table-cell>
          <table:table-cell table:style-name="表格19.C4" office:value-type="string">
            <text:p text:style-name="P110">Problem</text:p>
          </table:table-cell>
        </table:table-row>
        <table:table-row>
          <table:table-cell table:style-name="表格19.A2" table:number-rows-spanned="2" office:value-type="string">
            <text:p text:style-name="P58">字段详细</text:p>
          </table:table-cell>
          <table:table-cell table:style-name="表格19.B5" office:value-type="string">
            <text:p text:style-name="P182">Name</text:p>
          </table:table-cell>
          <table:table-cell table:style-name="表格19.C5" office:value-type="string">
            <text:p text:style-name="P182">String(30) 非空 名称 1-20</text:p>
          </table:table-cell>
        </table:table-row>
        <table:table-row>
          <table:covered-table-cell/>
          <table:table-cell table:style-name="表格19.B6" office:value-type="string">
            <text:p text:style-name="P97">Description</text:p>
          </table:table-cell>
          <table:table-cell table:style-name="表格19.C6" office:value-type="string">
            <text:p text:style-name="P41">Text 非空 描述 <text:span text:style-name="T43">1-1000</text:span></text:p>
          </table:table-cell>
        </table:table-row>
      </table:table>
      <text:p text:style-name="P24"/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table:number-columns-spanned="3" office:value-type="string">
            <text:p text:style-name="P79"><text:span text:style-name="T14">ContestType</text:span>(比赛类型)</text:p>
          </table:table-cell>
          <table:covered-table-cell/>
          <table:covered-table-cell/>
        </table:table-row>
        <table:table-row>
          <table:table-cell table:style-name="表格20.A2" table:number-rows-spanned="3" office:value-type="string">
            <text:p text:style-name="P79">关联</text:p>
          </table:table-cell>
          <table:table-cell table:style-name="表格20.B2" office:value-type="string">
            <text:p text:style-name="P98">belongs_to</text:p>
          </table:table-cell>
          <table:table-cell table:style-name="表格20.C2" office:value-type="string">
            <text:p text:style-name="P42"/>
          </table:table-cell>
        </table:table-row>
        <table:table-row>
          <table:covered-table-cell/>
          <table:table-cell table:style-name="表格20.B3" office:value-type="string">
            <text:p text:style-name="P98">has_one</text:p>
          </table:table-cell>
          <table:table-cell table:style-name="表格20.C3" office:value-type="string">
            <text:p text:style-name="P42"/>
          </table:table-cell>
        </table:table-row>
        <table:table-row>
          <table:covered-table-cell/>
          <table:table-cell table:style-name="表格20.B4" office:value-type="string">
            <text:p text:style-name="P98">has_many</text:p>
          </table:table-cell>
          <table:table-cell table:style-name="表格20.C4" office:value-type="string">
            <text:p text:style-name="P170">Contest</text:p>
          </table:table-cell>
        </table:table-row>
        <table:table-row>
          <table:table-cell table:style-name="表格20.A2" table:number-rows-spanned="2" office:value-type="string">
            <text:p text:style-name="P59">字段详细</text:p>
          </table:table-cell>
          <table:table-cell table:style-name="表格20.B5" office:value-type="string">
            <text:p text:style-name="P98">Name</text:p>
          </table:table-cell>
          <table:table-cell table:style-name="表格20.C5" office:value-type="string">
            <text:p text:style-name="P42">String<text:span text:style-name="T44">(30) 非空 名称 1-20</text:span></text:p>
          </table:table-cell>
        </table:table-row>
        <table:table-row table:style-name="表格20.6">
          <table:covered-table-cell/>
          <table:table-cell table:style-name="表格20.B6" office:value-type="string">
            <text:p text:style-name="P183">description</text:p>
          </table:table-cell>
          <table:table-cell table:style-name="表格20.C6" office:value-type="string">
            <text:p text:style-name="P183">Text 非空 描述 1-1000</text:p>
          </table:table-cell>
        </table:table-row>
      </table:table>
      <text:p text:style-name="P26"/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table:number-columns-spanned="3" office:value-type="string">
            <text:p text:style-name="P81"><text:span text:style-name="T15">Environment</text:span><text:span text:style-name="T14">Type</text:span>(运行环境)</text:p>
          </table:table-cell>
          <table:covered-table-cell/>
          <table:covered-table-cell/>
        </table:table-row>
        <table:table-row>
          <table:table-cell table:style-name="表格22.A2" table:number-rows-spanned="3" office:value-type="string">
            <text:p text:style-name="P81">关联</text:p>
          </table:table-cell>
          <table:table-cell table:style-name="表格22.B2" office:value-type="string">
            <text:p text:style-name="P100">belongs_to</text:p>
          </table:table-cell>
          <table:table-cell table:style-name="表格22.C2" office:value-type="string">
            <text:p text:style-name="P44"/>
          </table:table-cell>
        </table:table-row>
        <table:table-row>
          <table:covered-table-cell/>
          <table:table-cell table:style-name="表格22.B3" office:value-type="string">
            <text:p text:style-name="P100">has_one</text:p>
          </table:table-cell>
          <table:table-cell table:style-name="表格22.C3" office:value-type="string">
            <text:p text:style-name="P44"/>
          </table:table-cell>
        </table:table-row>
        <table:table-row>
          <table:covered-table-cell/>
          <table:table-cell table:style-name="表格22.B4" office:value-type="string">
            <text:p text:style-name="P100">has_many</text:p>
          </table:table-cell>
          <table:table-cell table:style-name="表格22.C4" office:value-type="string">
            <text:p text:style-name="P188">Submission</text:p>
          </table:table-cell>
        </table:table-row>
        <table:table-row>
          <table:table-cell table:style-name="表格22.A2" table:number-rows-spanned="2" office:value-type="string">
            <text:p text:style-name="P61">字段详细</text:p>
          </table:table-cell>
          <table:table-cell table:style-name="表格22.B5" office:value-type="string">
            <text:p text:style-name="P100">Name</text:p>
          </table:table-cell>
          <table:table-cell table:style-name="表格22.C5" office:value-type="string">
            <text:p text:style-name="P44">String<text:span text:style-name="T44">(30) 非空 名称 1-20</text:span></text:p>
          </table:table-cell>
        </table:table-row>
        <table:table-row table:style-name="表格22.6">
          <table:covered-table-cell/>
          <table:table-cell table:style-name="表格22.B6" office:value-type="string">
            <text:p text:style-name="P184">description</text:p>
          </table:table-cell>
          <table:table-cell table:style-name="表格22.C6" office:value-type="string">
            <text:p text:style-name="P184">Text 非空 描述 1-1000</text:p>
          </table:table-cell>
        </table:table-row>
      </table:table>
      <text:p text:style-name="P26"><text:soft-page-break/>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71"><text:span text:style-name="T6">Statistic</text:span>(统计<text:span text:style-name="T29">，多型关联</text:span>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65">关联</text:p>
          </table:table-cell>
          <table:table-cell table:style-name="表格7.B2" office:value-type="string">
            <text:p text:style-name="P86">belongs_to</text:p>
          </table:table-cell>
          <table:table-cell table:style-name="表格7.C2" office:value-type="string">
            <text:p text:style-name="P109"><text:span text:style-name="T6">StatisticTable[</text:span>CourseProblemShip，ContestProblemShip<text:span text:style-name="T29">]</text:span></text:p>
          </table:table-cell>
        </table:table-row>
        <table:table-row>
          <table:covered-table-cell/>
          <table:table-cell table:style-name="表格7.B3" office:value-type="string">
            <text:p text:style-name="P86">has_one</text:p>
          </table:table-cell>
          <table:table-cell table:style-name="表格7.C3" office:value-type="string">
            <text:p text:style-name="P30"/>
          </table:table-cell>
        </table:table-row>
        <table:table-row>
          <table:covered-table-cell/>
          <table:table-cell table:style-name="表格7.B4" office:value-type="string">
            <text:p text:style-name="P86">has_many</text:p>
          </table:table-cell>
          <table:table-cell table:style-name="表格7.C4" office:value-type="string">
            <text:p text:style-name="P116">Submission//这个统计的全部提交</text:p>
          </table:table-cell>
        </table:table-row>
        <table:table-row>
          <table:table-cell table:style-name="表格7.A2" table:number-rows-spanned="3" office:value-type="string">
            <text:p text:style-name="P48">字段详细</text:p>
          </table:table-cell>
          <table:table-cell table:style-name="表格7.B6" office:value-type="string">
            <text:p text:style-name="P86">solved_<text:span text:style-name="T45">count</text:span></text:p>
          </table:table-cell>
          <table:table-cell table:style-name="表格7.C6" office:value-type="string">
            <text:p text:style-name="P185">Integer 非空 默认0 通过的人数</text:p>
          </table:table-cell>
        </table:table-row>
        <table:table-row>
          <table:covered-table-cell/>
          <table:table-cell table:style-name="表格7.B6" office:value-type="string">
            <text:p text:style-name="P185">accepted_count</text:p>
          </table:table-cell>
          <table:table-cell table:style-name="表格7.C6" office:value-type="string">
            <text:p text:style-name="P185">Integer 非空 默认0 通过的次数</text:p>
          </table:table-cell>
        </table:table-row>
        <table:table-row>
          <table:covered-table-cell/>
          <table:table-cell table:style-name="表格7.B7" office:value-type="string">
            <text:p text:style-name="P190">submission<text:span text:style-name="T52">s</text:span>_count</text:p>
          </table:table-cell>
          <table:table-cell table:style-name="表格7.C7" office:value-type="string">
            <text:p text:style-name="P185">Integer 非空 默认0 提交的次数</text:p>
          </table:table-cell>
        </table:table-row>
      </table:table>
      <text:p text:style-name="P9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66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66">关联</text:p>
          </table:table-cell>
          <table:table-cell table:style-name="表格8.B2" office:value-type="string">
            <text:p text:style-name="P87">belongs_to</text:p>
          </table:table-cell>
          <table:table-cell table:style-name="表格8.C2" office:value-type="string">
            <text:p text:style-name="P111">Course,//所属课程，0表示全OJ的公告</text:p>
            <text:p text:style-name="P103">User//发布人</text:p>
          </table:table-cell>
        </table:table-row>
        <table:table-row>
          <table:covered-table-cell/>
          <table:table-cell table:style-name="表格8.B3" office:value-type="string">
            <text:p text:style-name="P87">has_one</text:p>
          </table:table-cell>
          <table:table-cell table:style-name="表格8.C3" office:value-type="string">
            <text:p text:style-name="P31"/>
          </table:table-cell>
        </table:table-row>
        <table:table-row>
          <table:covered-table-cell/>
          <table:table-cell table:style-name="表格8.B4" office:value-type="string">
            <text:p text:style-name="P87">has_many</text:p>
          </table:table-cell>
          <table:table-cell table:style-name="表格8.C4" office:value-type="string">
            <text:p text:style-name="P31"/>
          </table:table-cell>
        </table:table-row>
        <table:table-row>
          <table:table-cell table:style-name="表格8.A2" table:number-rows-spanned="2" office:value-type="string">
            <text:p text:style-name="P49">字段详细</text:p>
          </table:table-cell>
          <table:table-cell table:style-name="表格8.B5" office:value-type="string">
            <text:p text:style-name="P186">Title</text:p>
          </table:table-cell>
          <table:table-cell table:style-name="表格8.C5" office:value-type="string">
            <text:p text:style-name="P186">String<text:span text:style-name="T49">(30)</text:span> 非空 标题 1-20</text:p>
          </table:table-cell>
        </table:table-row>
        <table:table-row>
          <table:covered-table-cell/>
          <table:table-cell table:style-name="表格8.B6" office:value-type="string">
            <text:p text:style-name="P87">Body</text:p>
          </table:table-cell>
          <table:table-cell table:style-name="表格8.C6" office:value-type="string">
            <text:p text:style-name="P31">Text 非空 内容 <text:span text:style-name="T46">1-10000</text:span></text:p>
          </table:table-cell>
        </table:table-row>
      </table:table>
      <text:p text:style-name="P9"/>
      <text:p text:style-name="P9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66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66">关联</text:p>
          </table:table-cell>
          <table:table-cell table:style-name="表格9.B2" office:value-type="string">
            <text:p text:style-name="P87">belongs_to</text:p>
          </table:table-cell>
          <table:table-cell table:style-name="表格9.C2" office:value-type="string">
            <text:p text:style-name="P101">User//发送人<text:span text:style-name="T21">，接收人</text:span></text:p>
          </table:table-cell>
        </table:table-row>
        <table:table-row>
          <table:covered-table-cell/>
          <table:table-cell table:style-name="表格9.B3" office:value-type="string">
            <text:p text:style-name="P87">has_one</text:p>
          </table:table-cell>
          <table:table-cell table:style-name="表格9.C3" office:value-type="string">
            <text:p text:style-name="P31"/>
          </table:table-cell>
        </table:table-row>
        <table:table-row>
          <table:covered-table-cell/>
          <table:table-cell table:style-name="表格9.B4" office:value-type="string">
            <text:p text:style-name="P87">has_many</text:p>
          </table:table-cell>
          <table:table-cell table:style-name="表格9.C4" office:value-type="string">
            <text:p text:style-name="P31"/>
          </table:table-cell>
        </table:table-row>
        <table:table-row>
          <table:table-cell table:style-name="表格9.A2" table:number-rows-spanned="3" office:value-type="string">
            <text:p text:style-name="P49"/>
            <text:p text:style-name="P49">字段详细</text:p>
          </table:table-cell>
          <table:table-cell table:style-name="表格9.B6" office:value-type="string">
            <text:p text:style-name="P193">title</text:p>
          </table:table-cell>
          <table:table-cell table:style-name="表格9.C6" office:value-type="string">
            <text:p text:style-name="P193">String(60) 非空 标题 <text:s/>1-50</text:p>
          </table:table-cell>
        </table:table-row>
        <table:table-row>
          <table:covered-table-cell/>
          <table:table-cell table:style-name="表格9.B6" office:value-type="string">
            <text:p text:style-name="P187">body</text:p>
          </table:table-cell>
          <table:table-cell table:style-name="表格9.C6" office:value-type="string">
            <text:p text:style-name="P187">Text 非空 消息 1-1000</text:p>
          </table:table-cell>
        </table:table-row>
        <table:table-row>
          <table:covered-table-cell/>
          <table:table-cell table:style-name="表格9.B7" office:value-type="string">
            <text:p text:style-name="P87">read</text:p>
          </table:table-cell>
          <table:table-cell table:style-name="表格9.C7" office:value-type="string">
            <text:p text:style-name="P31">Boolean 非空 默认false 是否已读</text:p>
          </table:table-cell>
        </table:table-row>
      </table:table>
      <text:p text:style-name="P10"/>
      <text:p text:style-name="P25"/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table:number-columns-spanned="3" office:value-type="string">
            <text:p text:style-name="P80">ClientIP(评测器IP)</text:p>
          </table:table-cell>
          <table:covered-table-cell/>
          <table:covered-table-cell/>
        </table:table-row>
        <table:table-row>
          <table:table-cell table:style-name="表格21.A2" table:number-rows-spanned="3" office:value-type="string">
            <text:p text:style-name="P80">关联</text:p>
          </table:table-cell>
          <table:table-cell table:style-name="表格21.B2" office:value-type="string">
            <text:p text:style-name="P99">belongs_to</text:p>
          </table:table-cell>
          <table:table-cell table:style-name="表格21.C2" office:value-type="string">
            <text:p text:style-name="P104">User//创建人</text:p>
          </table:table-cell>
        </table:table-row>
        <table:table-row>
          <table:covered-table-cell/>
          <table:table-cell table:style-name="表格21.B3" office:value-type="string">
            <text:p text:style-name="P99">has_one</text:p>
          </table:table-cell>
          <table:table-cell table:style-name="表格21.C3" office:value-type="string">
            <text:p text:style-name="P43"/>
          </table:table-cell>
        </table:table-row>
        <table:table-row>
          <table:covered-table-cell/>
          <table:table-cell table:style-name="表格21.B4" office:value-type="string">
            <text:p text:style-name="P99">has_many</text:p>
          </table:table-cell>
          <table:table-cell table:style-name="表格21.C4" office:value-type="string">
            <text:p text:style-name="P43"/>
          </table:table-cell>
        </table:table-row>
        <table:table-row>
          <table:table-cell table:style-name="表格21.A2" office:value-type="string">
            <text:p text:style-name="P60">字段详细</text:p>
          </table:table-cell>
          <table:table-cell table:style-name="表格21.B5" office:value-type="string">
            <text:p text:style-name="P99">Ip</text:p>
          </table:table-cell>
          <table:table-cell table:style-name="表格21.C5" office:value-type="string">
            <text:p text:style-name="P145">String(30) 非空 /<text:span text:style-name="T23">\d+[\.\d]+</text:span>/ <text:span text:style-name="T23">7-23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5-01-02T18:16:17.844487266</dc:date>
    <meta:editing-duration>P1DT1H5M13S</meta:editing-duration>
    <meta:editing-cycles>178</meta:editing-cycles>
    <meta:document-statistic meta:table-count="22" meta:image-count="0" meta:object-count="0" meta:page-count="6" meta:paragraph-count="349" meta:word-count="1792" meta:character-count="4634" meta:non-whitespace-character-count="4433"/>
  </office:meta>
</office:document-meta>
</file>